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Bitstream Vera Sans Mono', 'Courier New', Courier, monospace"/>
    <style:font-face style:name="OpenSymbol" svg:font-family="OpenSymbol"/>
    <style:font-face style:name="Tahoma1" svg:font-family="Tahoma"/>
    <style:font-face style:name="Trebuchet MS" svg:font-family="'Trebuchet MS',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1" style:family="table">
      <style:table-properties style:width="14.448cm" style:rel-width="85%" table:align="center"/>
    </style:style>
    <style:style style:name="Tabla1.A" style:family="table-column">
      <style:table-column-properties style:column-width="14.448cm" style:rel-column-width="55701*"/>
    </style:style>
    <style:style style:name="Tabla1.A1" style:family="table-cell">
      <style:table-cell-properties fo:background-color="#e6e6e6" fo:padding="0.049cm" fo:border="none">
        <style:background-image/>
      </style:table-cell-properties>
    </style:style>
    <style:style style:name="Tabla1.A2" style:family="table-cell">
      <style:table-cell-properties fo:padding="0.049cm" fo:border="none"/>
    </style:style>
    <style:style style:name="Tabla2" style:family="table">
      <style:table-properties style:width="14.448cm" style:rel-width="85%" table:align="center" fo:background-color="#e6e6e6">
        <style:background-image/>
      </style:table-properties>
    </style:style>
    <style:style style:name="Tabla2.A" style:family="table-column">
      <style:table-column-properties style:column-width="14.448cm" style:rel-column-width="55701*"/>
    </style:style>
    <style:style style:name="Tabla2.A1" style:family="table-cell">
      <style:table-cell-properties style:vertical-align="middle" fo:padding="0.106cm" fo:border="none"/>
    </style:style>
    <style:style style:name="Tabla3" style:family="table">
      <style:table-properties style:width="14.448cm" style:rel-width="85%" table:align="center" fo:background-color="#e6e6e6">
        <style:background-image/>
      </style:table-properties>
    </style:style>
    <style:style style:name="Tabla3.A" style:family="table-column">
      <style:table-column-properties style:column-width="14.448cm" style:rel-column-width="55701*"/>
    </style:style>
    <style:style style:name="Tabla3.A1" style:family="table-cell">
      <style:table-cell-properties style:vertical-align="middle" fo:padding="0.106cm" fo:border="none"/>
    </style:style>
    <style:style style:name="Tabla4" style:family="table">
      <style:table-properties style:width="14.448cm" style:rel-width="85%" table:align="center" fo:background-color="#e6e6e6">
        <style:background-image/>
      </style:table-properties>
    </style:style>
    <style:style style:name="Tabla4.A" style:family="table-column">
      <style:table-column-properties style:column-width="14.448cm" style:rel-column-width="55701*"/>
    </style:style>
    <style:style style:name="Tabla4.A1" style:family="table-cell">
      <style:table-cell-properties style:vertical-align="middle" fo:padding="0.106cm" fo:border="none"/>
    </style:style>
    <style:style style:name="Tabla5" style:family="table">
      <style:table-properties style:width="14.448cm" style:rel-width="85%" table:align="center" fo:background-color="#e6e6e6">
        <style:background-image/>
      </style:table-properties>
    </style:style>
    <style:style style:name="Tabla5.A" style:family="table-column">
      <style:table-column-properties style:column-width="14.448cm" style:rel-column-width="55701*"/>
    </style:style>
    <style:style style:name="Tabla5.A1" style:family="table-cell">
      <style:table-cell-properties style:vertical-align="middle" fo:padding="0.106cm" fo:border="none"/>
    </style:style>
    <style:style style:name="Tabla6" style:family="table">
      <style:table-properties style:width="14.448cm" style:rel-width="85%" table:align="center" fo:background-color="#e6e6e6">
        <style:background-image/>
      </style:table-properties>
    </style:style>
    <style:style style:name="Tabla6.A" style:family="table-column">
      <style:table-column-properties style:column-width="14.448cm" style:rel-column-width="55701*"/>
    </style:style>
    <style:style style:name="Tabla6.A1" style:family="table-cell">
      <style:table-cell-properties style:vertical-align="middle" fo:padding="0.106cm" fo:border="none"/>
    </style:style>
    <style:style style:name="Tabla7" style:family="table">
      <style:table-properties style:width="14.448cm" style:rel-width="85%" table:align="center" fo:background-color="#e6e6e6">
        <style:background-image/>
      </style:table-properties>
    </style:style>
    <style:style style:name="Tabla7.A" style:family="table-column">
      <style:table-column-properties style:column-width="14.448cm" style:rel-column-width="55701*"/>
    </style:style>
    <style:style style:name="Tabla7.A1" style:family="table-cell">
      <style:table-cell-properties style:vertical-align="middle" fo:padding="0.106cm" fo:border="none"/>
    </style:style>
    <style:style style:name="Tabla8" style:family="table">
      <style:table-properties style:width="14.448cm" style:rel-width="85%" table:align="center" fo:background-color="#e6e6e6">
        <style:background-image/>
      </style:table-properties>
    </style:style>
    <style:style style:name="Tabla8.A" style:family="table-column">
      <style:table-column-properties style:column-width="14.448cm" style:rel-column-width="55701*"/>
    </style:style>
    <style:style style:name="Tabla8.A1" style:family="table-cell">
      <style:table-cell-properties style:vertical-align="middle" fo:padding="0.106cm" fo:border="none"/>
    </style:style>
    <style:style style:name="Tabla9" style:family="table">
      <style:table-properties style:width="14.448cm" style:rel-width="85%" table:align="center" fo:background-color="#e6e6e6">
        <style:background-image/>
      </style:table-properties>
    </style:style>
    <style:style style:name="Tabla9.A" style:family="table-column">
      <style:table-column-properties style:column-width="14.448cm" style:rel-column-width="55701*"/>
    </style:style>
    <style:style style:name="Tabla9.A1" style:family="table-cell">
      <style:table-cell-properties style:vertical-align="middle" fo:padding="0.106cm" fo:border="none"/>
    </style:style>
    <style:style style:name="Tabla10" style:family="table">
      <style:table-properties style:width="14.448cm" style:rel-width="85%" table:align="center" fo:background-color="#e6e6e6">
        <style:background-image/>
      </style:table-properties>
    </style:style>
    <style:style style:name="Tabla10.A" style:family="table-column">
      <style:table-column-properties style:column-width="14.448cm" style:rel-column-width="55701*"/>
    </style:style>
    <style:style style:name="Tabla10.A1" style:family="table-cell">
      <style:table-cell-properties style:vertical-align="middle" fo:padding="0.106cm" fo:border="none"/>
    </style:style>
    <style:style style:name="Tabla11" style:family="table">
      <style:table-properties style:width="14.448cm" style:rel-width="85%" table:align="center" fo:background-color="#e6e6e6">
        <style:background-image/>
      </style:table-properties>
    </style:style>
    <style:style style:name="Tabla11.A" style:family="table-column">
      <style:table-column-properties style:column-width="14.448cm" style:rel-column-width="55701*"/>
    </style:style>
    <style:style style:name="Tabla11.A1" style:family="table-cell">
      <style:table-cell-properties style:vertical-align="middle" fo:padding="0.106cm" fo:border="none"/>
    </style:style>
    <style:style style:name="Tabla12" style:family="table">
      <style:table-properties style:width="14.448cm" style:rel-width="85%" table:align="center" fo:background-color="#e6e6e6">
        <style:background-image/>
      </style:table-properties>
    </style:style>
    <style:style style:name="Tabla12.A" style:family="table-column">
      <style:table-column-properties style:column-width="14.448cm" style:rel-column-width="55701*"/>
    </style:style>
    <style:style style:name="Tabla12.A1" style:family="table-cell">
      <style:table-cell-properties style:vertical-align="middle" fo:padding="0.106cm" fo:border="none"/>
    </style:style>
    <style:style style:name="Tabla13" style:family="table">
      <style:table-properties style:width="14.448cm" style:rel-width="85%" table:align="center" fo:background-color="#e6e6e6">
        <style:background-image/>
      </style:table-properties>
    </style:style>
    <style:style style:name="Tabla13.A" style:family="table-column">
      <style:table-column-properties style:column-width="14.448cm" style:rel-column-width="55701*"/>
    </style:style>
    <style:style style:name="Tabla13.A1" style:family="table-cell">
      <style:table-cell-properties style:vertical-align="middle" fo:padding="0.106cm" fo:border="none"/>
    </style:style>
    <style:style style:name="Tabla14" style:family="table">
      <style:table-properties style:width="14.448cm" style:rel-width="85%" table:align="center" fo:background-color="#e6e6e6">
        <style:background-image/>
      </style:table-properties>
    </style:style>
    <style:style style:name="Tabla14.A" style:family="table-column">
      <style:table-column-properties style:column-width="14.448cm" style:rel-column-width="55701*"/>
    </style:style>
    <style:style style:name="Tabla14.A1" style:family="table-cell">
      <style:table-cell-properties style:vertical-align="middle" fo:padding="0.106cm" fo:border="none"/>
    </style:style>
    <style:style style:name="Tabla15" style:family="table">
      <style:table-properties style:width="14.448cm" style:rel-width="85%" table:align="center" fo:background-color="#e6e6e6">
        <style:background-image/>
      </style:table-properties>
    </style:style>
    <style:style style:name="Tabla15.A" style:family="table-column">
      <style:table-column-properties style:column-width="14.448cm" style:rel-column-width="55701*"/>
    </style:style>
    <style:style style:name="Tabla15.A1" style:family="table-cell">
      <style:table-cell-properties style:vertical-align="middle" fo:padding="0.106cm" fo:border="none"/>
    </style:style>
    <style:style style:name="Tabla16" style:family="table">
      <style:table-properties style:width="14.448cm" style:rel-width="85%" table:align="center" fo:background-color="#e6e6e6">
        <style:background-image/>
      </style:table-properties>
    </style:style>
    <style:style style:name="Tabla16.A" style:family="table-column">
      <style:table-column-properties style:column-width="14.448cm" style:rel-column-width="55701*"/>
    </style:style>
    <style:style style:name="Tabla16.A1" style:family="table-cell">
      <style:table-cell-properties style:vertical-align="middle" fo:padding="0.106cm" fo:border="none"/>
    </style:style>
    <style:style style:name="Tabla17" style:family="table">
      <style:table-properties style:width="14.448cm" style:rel-width="85%" table:align="center" fo:background-color="#e6e6e6">
        <style:background-image/>
      </style:table-properties>
    </style:style>
    <style:style style:name="Tabla17.A" style:family="table-column">
      <style:table-column-properties style:column-width="14.448cm" style:rel-column-width="55701*"/>
    </style:style>
    <style:style style:name="Tabla17.A1" style:family="table-cell">
      <style:table-cell-properties style:vertical-align="middle" fo:padding="0.106cm" fo:border="none"/>
    </style:style>
    <style:style style:name="Tabla18" style:family="table">
      <style:table-properties style:width="14.448cm" style:rel-width="85%" table:align="center" fo:background-color="#e6e6e6">
        <style:background-image/>
      </style:table-properties>
    </style:style>
    <style:style style:name="Tabla18.A" style:family="table-column">
      <style:table-column-properties style:column-width="14.448cm" style:rel-column-width="55701*"/>
    </style:style>
    <style:style style:name="Tabla18.A1" style:family="table-cell">
      <style:table-cell-properties style:vertical-align="middle" fo:padding="0.106cm" fo:border="none"/>
    </style:style>
    <style:style style:name="Tabla19" style:family="table">
      <style:table-properties style:width="14.448cm" style:rel-width="85%" table:align="center" fo:background-color="#e6e6e6">
        <style:background-image/>
      </style:table-properties>
    </style:style>
    <style:style style:name="Tabla19.A" style:family="table-column">
      <style:table-column-properties style:column-width="14.448cm" style:rel-column-width="55701*"/>
    </style:style>
    <style:style style:name="Tabla19.A1" style:family="table-cell">
      <style:table-cell-properties style:vertical-align="middle" fo:padding="0.106cm" fo:border="none"/>
    </style:style>
    <style:style style:name="Tabla20" style:family="table">
      <style:table-properties style:width="14.448cm" style:rel-width="85%" table:align="center" fo:background-color="#e6e6e6">
        <style:background-image/>
      </style:table-properties>
    </style:style>
    <style:style style:name="Tabla20.A" style:family="table-column">
      <style:table-column-properties style:column-width="14.448cm" style:rel-column-width="55701*"/>
    </style:style>
    <style:style style:name="Tabla20.A1" style:family="table-cell">
      <style:table-cell-properties style:vertical-align="middle" fo:padding="0.106cm" fo:border="none"/>
    </style:style>
    <style:style style:name="Tabla21" style:family="table">
      <style:table-properties style:width="14.448cm" style:rel-width="85%" table:align="center" fo:background-color="#e6e6e6">
        <style:background-image/>
      </style:table-properties>
    </style:style>
    <style:style style:name="Tabla21.A" style:family="table-column">
      <style:table-column-properties style:column-width="14.448cm" style:rel-column-width="55701*"/>
    </style:style>
    <style:style style:name="Tabla21.A1" style:family="table-cell">
      <style:table-cell-properties style:vertical-align="middle" fo:padding="0.106cm" fo:border="none"/>
    </style:style>
    <style:style style:name="Tabla22" style:family="table">
      <style:table-properties style:width="14.448cm" style:rel-width="85%" table:align="center" fo:background-color="#e6e6e6">
        <style:background-image/>
      </style:table-properties>
    </style:style>
    <style:style style:name="Tabla22.A" style:family="table-column">
      <style:table-column-properties style:column-width="14.448cm" style:rel-column-width="55701*"/>
    </style:style>
    <style:style style:name="Tabla22.A1" style:family="table-cell">
      <style:table-cell-properties style:vertical-align="middle" fo:padding="0.106cm" fo:border="none"/>
    </style:style>
    <style:style style:name="Tabla23" style:family="table">
      <style:table-properties style:width="14.448cm" style:rel-width="85%" table:align="center" fo:background-color="#e6e6e6">
        <style:background-image/>
      </style:table-properties>
    </style:style>
    <style:style style:name="Tabla23.A" style:family="table-column">
      <style:table-column-properties style:column-width="14.448cm" style:rel-column-width="55701*"/>
    </style:style>
    <style:style style:name="Tabla23.A1" style:family="table-cell">
      <style:table-cell-properties style:vertical-align="middle" fo:padding="0.106cm" fo:border="none"/>
    </style:style>
    <style:style style:name="Tabla24" style:family="table">
      <style:table-properties style:width="14.448cm" style:rel-width="85%" table:align="center" fo:background-color="#e6e6e6">
        <style:background-image/>
      </style:table-properties>
    </style:style>
    <style:style style:name="Tabla24.A" style:family="table-column">
      <style:table-column-properties style:column-width="14.448cm" style:rel-column-width="55701*"/>
    </style:style>
    <style:style style:name="Tabla24.A1" style:family="table-cell">
      <style:table-cell-properties style:vertical-align="middle" fo:padding="0.106cm" fo:border="none"/>
    </style:style>
    <style:style style:name="Tabla25" style:family="table">
      <style:table-properties style:width="14.448cm" style:rel-width="85%" table:align="center" fo:background-color="#e6e6e6">
        <style:background-image/>
      </style:table-properties>
    </style:style>
    <style:style style:name="Tabla25.A" style:family="table-column">
      <style:table-column-properties style:column-width="14.448cm" style:rel-column-width="55701*"/>
    </style:style>
    <style:style style:name="Tabla25.A1" style:family="table-cell">
      <style:table-cell-properties style:vertical-align="middle" fo:padding="0.106cm" fo:border="none"/>
    </style:style>
    <style:style style:name="Tabla26" style:family="table">
      <style:table-properties style:width="14.448cm" style:rel-width="85%" table:align="center" fo:background-color="#e6e6e6">
        <style:background-image/>
      </style:table-properties>
    </style:style>
    <style:style style:name="Tabla26.A" style:family="table-column">
      <style:table-column-properties style:column-width="14.448cm" style:rel-column-width="55701*"/>
    </style:style>
    <style:style style:name="Tabla26.A1" style:family="table-cell">
      <style:table-cell-properties style:vertical-align="middle" fo:padding="0.106cm" fo:border="none"/>
    </style:style>
    <style:style style:name="Tabla27" style:family="table">
      <style:table-properties style:width="14.448cm" style:rel-width="85%" table:align="center" fo:background-color="#e6e6e6">
        <style:background-image/>
      </style:table-properties>
    </style:style>
    <style:style style:name="Tabla27.A" style:family="table-column">
      <style:table-column-properties style:column-width="14.448cm" style:rel-column-width="55701*"/>
    </style:style>
    <style:style style:name="Tabla27.A1" style:family="table-cell">
      <style:table-cell-properties style:vertical-align="middle" fo:padding="0.106cm" fo:border="none"/>
    </style:style>
    <style:style style:name="Tabla28" style:family="table">
      <style:table-properties style:width="14.448cm" style:rel-width="85%" table:align="center" fo:background-color="#e6e6e6">
        <style:background-image/>
      </style:table-properties>
    </style:style>
    <style:style style:name="Tabla28.A" style:family="table-column">
      <style:table-column-properties style:column-width="14.448cm" style:rel-column-width="55701*"/>
    </style:style>
    <style:style style:name="Tabla28.A1" style:family="table-cell">
      <style:table-cell-properties style:vertical-align="middle" fo:padding="0.106cm" fo:border="none"/>
    </style:style>
    <style:style style:name="Tabla29" style:family="table">
      <style:table-properties style:width="14.448cm" style:rel-width="85%" table:align="center" fo:background-color="#e6e6e6">
        <style:background-image/>
      </style:table-properties>
    </style:style>
    <style:style style:name="Tabla29.A" style:family="table-column">
      <style:table-column-properties style:column-width="14.448cm" style:rel-column-width="55701*"/>
    </style:style>
    <style:style style:name="Tabla29.A1" style:family="table-cell">
      <style:table-cell-properties style:vertical-align="middle" fo:padding="0.106cm" fo:border="none"/>
    </style:style>
    <style:style style:name="Tabla30" style:family="table">
      <style:table-properties style:width="14.448cm" style:rel-width="85%" table:align="center" fo:background-color="#e6e6e6">
        <style:background-image/>
      </style:table-properties>
    </style:style>
    <style:style style:name="Tabla30.A" style:family="table-column">
      <style:table-column-properties style:column-width="14.448cm" style:rel-column-width="55701*"/>
    </style:style>
    <style:style style:name="Tabla30.A1" style:family="table-cell">
      <style:table-cell-properties style:vertical-align="middle" fo:padding="0.106cm" fo:border="none"/>
    </style:style>
    <style:style style:name="Tabla31" style:family="table">
      <style:table-properties style:width="14.448cm" style:rel-width="85%" table:align="center" fo:background-color="#e6e6e6">
        <style:background-image/>
      </style:table-properties>
    </style:style>
    <style:style style:name="Tabla31.A" style:family="table-column">
      <style:table-column-properties style:column-width="14.448cm" style:rel-column-width="55701*"/>
    </style:style>
    <style:style style:name="Tabla31.A1" style:family="table-cell">
      <style:table-cell-properties style:vertical-align="middle" fo:padding="0.106cm" fo:border="none"/>
    </style:style>
    <style:style style:name="Tabla32" style:family="table">
      <style:table-properties style:width="14.448cm" style:rel-width="85%" table:align="center" fo:background-color="#e6e6e6">
        <style:background-image/>
      </style:table-properties>
    </style:style>
    <style:style style:name="Tabla32.A" style:family="table-column">
      <style:table-column-properties style:column-width="14.448cm" style:rel-column-width="55701*"/>
    </style:style>
    <style:style style:name="Tabla32.A1" style:family="table-cell">
      <style:table-cell-properties style:vertical-align="middle" fo:padding="0.106cm" fo:border="none"/>
    </style:style>
    <style:style style:name="Tabla33" style:family="table">
      <style:table-properties style:width="14.448cm" style:rel-width="85%" table:align="center" fo:background-color="#e6e6e6">
        <style:background-image/>
      </style:table-properties>
    </style:style>
    <style:style style:name="Tabla33.A" style:family="table-column">
      <style:table-column-properties style:column-width="14.448cm" style:rel-column-width="55701*"/>
    </style:style>
    <style:style style:name="Tabla33.A1" style:family="table-cell">
      <style:table-cell-properties style:vertical-align="middle" fo:padding="0.106cm" fo:border="none"/>
    </style:style>
    <style:style style:name="Tabla34" style:family="table">
      <style:table-properties style:width="14.448cm" style:rel-width="85%" table:align="center" fo:background-color="#e6e6e6">
        <style:background-image/>
      </style:table-properties>
    </style:style>
    <style:style style:name="Tabla34.A" style:family="table-column">
      <style:table-column-properties style:column-width="14.448cm" style:rel-column-width="55701*"/>
    </style:style>
    <style:style style:name="Tabla34.A1" style:family="table-cell">
      <style:table-cell-properties style:vertical-align="middle" fo:padding="0.106cm" fo:border="none"/>
    </style:style>
    <style:style style:name="Tabla35" style:family="table">
      <style:table-properties style:width="14.448cm" style:rel-width="85%" table:align="center" fo:background-color="#e6e6e6">
        <style:background-image/>
      </style:table-properties>
    </style:style>
    <style:style style:name="Tabla35.A" style:family="table-column">
      <style:table-column-properties style:column-width="14.448cm" style:rel-column-width="55701*"/>
    </style:style>
    <style:style style:name="Tabla35.A1" style:family="table-cell">
      <style:table-cell-properties style:vertical-align="middle" fo:padding="0.106cm" fo:border="none"/>
    </style:style>
    <style:style style:name="Tabla36" style:family="table">
      <style:table-properties style:width="14.448cm" style:rel-width="85%" table:align="center" fo:background-color="#e6e6e6">
        <style:background-image/>
      </style:table-properties>
    </style:style>
    <style:style style:name="Tabla36.A" style:family="table-column">
      <style:table-column-properties style:column-width="14.448cm" style:rel-column-width="55701*"/>
    </style:style>
    <style:style style:name="Tabla36.A1" style:family="table-cell">
      <style:table-cell-properties style:vertical-align="middle" fo:padding="0.106cm" fo:border="none"/>
    </style:style>
    <style:style style:name="Tabla37" style:family="table">
      <style:table-properties style:width="14.448cm" style:rel-width="85%" table:align="center" fo:background-color="#e6e6e6">
        <style:background-image/>
      </style:table-properties>
    </style:style>
    <style:style style:name="Tabla37.A" style:family="table-column">
      <style:table-column-properties style:column-width="14.448cm" style:rel-column-width="55701*"/>
    </style:style>
    <style:style style:name="Tabla37.A1" style:family="table-cell">
      <style:table-cell-properties style:vertical-align="middle" fo:padding="0.106cm" fo:border="none"/>
    </style:style>
    <style:style style:name="Tabla38" style:family="table">
      <style:table-properties style:width="14.448cm" style:rel-width="85%" table:align="center" fo:background-color="#e6e6e6">
        <style:background-image/>
      </style:table-properties>
    </style:style>
    <style:style style:name="Tabla38.A" style:family="table-column">
      <style:table-column-properties style:column-width="14.448cm" style:rel-column-width="55701*"/>
    </style:style>
    <style:style style:name="Tabla38.A1" style:family="table-cell">
      <style:table-cell-properties style:vertical-align="middle" fo:padding="0.106cm" fo:border="none"/>
    </style:style>
    <style:style style:name="Tabla39" style:family="table">
      <style:table-properties style:width="14.448cm" style:rel-width="85%" table:align="center" fo:background-color="#e6e6e6">
        <style:background-image/>
      </style:table-properties>
    </style:style>
    <style:style style:name="Tabla39.A" style:family="table-column">
      <style:table-column-properties style:column-width="14.448cm" style:rel-column-width="55701*"/>
    </style:style>
    <style:style style:name="Tabla39.A1" style:family="table-cell">
      <style:table-cell-properties style:vertical-align="middle" fo:padding="0.106cm" fo:border="none"/>
    </style:style>
    <style:style style:name="Tabla40" style:family="table">
      <style:table-properties style:width="14.448cm" style:rel-width="85%" table:align="center" fo:background-color="#e6e6e6">
        <style:background-image/>
      </style:table-properties>
    </style:style>
    <style:style style:name="Tabla40.A" style:family="table-column">
      <style:table-column-properties style:column-width="14.448cm" style:rel-column-width="55701*"/>
    </style:style>
    <style:style style:name="Tabla40.A1" style:family="table-cell">
      <style:table-cell-properties style:vertical-align="middle" fo:padding="0.106cm" fo:border="none"/>
    </style:style>
    <style:style style:name="Tabla41" style:family="table">
      <style:table-properties style:width="14.448cm" style:rel-width="85%" table:align="center" fo:background-color="#e6e6e6">
        <style:background-image/>
      </style:table-properties>
    </style:style>
    <style:style style:name="Tabla41.A" style:family="table-column">
      <style:table-column-properties style:column-width="14.448cm" style:rel-column-width="55701*"/>
    </style:style>
    <style:style style:name="Tabla41.A1" style:family="table-cell">
      <style:table-cell-properties style:vertical-align="middle" fo:padding="0.106cm" fo:border="none"/>
    </style:style>
    <style:style style:name="Tabla42" style:family="table">
      <style:table-properties style:width="14.448cm" style:rel-width="85%" table:align="center" fo:background-color="#e6e6e6">
        <style:background-image/>
      </style:table-properties>
    </style:style>
    <style:style style:name="Tabla42.A" style:family="table-column">
      <style:table-column-properties style:column-width="14.448cm" style:rel-column-width="55701*"/>
    </style:style>
    <style:style style:name="Tabla42.A1" style:family="table-cell">
      <style:table-cell-properties style:vertical-align="middle" fo:padding="0.106cm" fo:border="none"/>
    </style:style>
    <style:style style:name="Tabla43" style:family="table">
      <style:table-properties style:width="14.448cm" style:rel-width="85%" table:align="center" fo:background-color="#e6e6e6">
        <style:background-image/>
      </style:table-properties>
    </style:style>
    <style:style style:name="Tabla43.A" style:family="table-column">
      <style:table-column-properties style:column-width="14.448cm" style:rel-column-width="55701*"/>
    </style:style>
    <style:style style:name="Tabla43.A1" style:family="table-cell">
      <style:table-cell-properties style:vertical-align="middle" fo:padding="0.106cm" fo:border="none"/>
    </style:style>
    <style:style style:name="Tabla44" style:family="table">
      <style:table-properties style:width="14.448cm" style:rel-width="85%" table:align="center" fo:background-color="#e6e6e6">
        <style:background-image/>
      </style:table-properties>
    </style:style>
    <style:style style:name="Tabla44.A" style:family="table-column">
      <style:table-column-properties style:column-width="14.448cm" style:rel-column-width="55701*"/>
    </style:style>
    <style:style style:name="Tabla44.A1" style:family="table-cell">
      <style:table-cell-properties style:vertical-align="middle" fo:padding="0.106cm" fo:border="none"/>
    </style:style>
    <style:style style:name="Tabla45" style:family="table">
      <style:table-properties style:width="14.448cm" style:rel-width="85%" table:align="center" fo:background-color="#e6e6e6">
        <style:background-image/>
      </style:table-properties>
    </style:style>
    <style:style style:name="Tabla45.A" style:family="table-column">
      <style:table-column-properties style:column-width="14.448cm" style:rel-column-width="55701*"/>
    </style:style>
    <style:style style:name="Tabla45.A1" style:family="table-cell">
      <style:table-cell-properties style:vertical-align="middle" fo:padding="0.106cm" fo:border="none"/>
    </style:style>
    <style:style style:name="Tabla46" style:family="table">
      <style:table-properties style:width="14.448cm" style:rel-width="85%" table:align="center" fo:background-color="#e6e6e6">
        <style:background-image/>
      </style:table-properties>
    </style:style>
    <style:style style:name="Tabla46.A" style:family="table-column">
      <style:table-column-properties style:column-width="14.448cm" style:rel-column-width="55701*"/>
    </style:style>
    <style:style style:name="Tabla46.A1" style:family="table-cell">
      <style:table-cell-properties style:vertical-align="middle" fo:padding="0.106cm" fo:border="none"/>
    </style:style>
    <style:style style:name="Tabla47" style:family="table">
      <style:table-properties style:width="14.448cm" style:rel-width="85%" table:align="center" fo:background-color="#e6e6e6">
        <style:background-image/>
      </style:table-properties>
    </style:style>
    <style:style style:name="Tabla47.A" style:family="table-column">
      <style:table-column-properties style:column-width="14.448cm" style:rel-column-width="55701*"/>
    </style:style>
    <style:style style:name="Tabla47.A1" style:family="table-cell">
      <style:table-cell-properties style:vertical-align="middle" fo:padding="0.106cm" fo:border="none"/>
    </style:style>
    <style:style style:name="Tabla48" style:family="table">
      <style:table-properties style:width="14.448cm" style:rel-width="85%" table:align="center" fo:background-color="#e6e6e6">
        <style:background-image/>
      </style:table-properties>
    </style:style>
    <style:style style:name="Tabla48.A" style:family="table-column">
      <style:table-column-properties style:column-width="14.448cm" style:rel-column-width="55701*"/>
    </style:style>
    <style:style style:name="Tabla48.A1" style:family="table-cell">
      <style:table-cell-properties style:vertical-align="middle" fo:padding="0.106cm" fo:border="none"/>
    </style:style>
    <style:style style:name="Tabla49" style:family="table">
      <style:table-properties style:width="14.448cm" style:rel-width="85%" table:align="center" fo:background-color="#e6e6e6">
        <style:background-image/>
      </style:table-properties>
    </style:style>
    <style:style style:name="Tabla49.A" style:family="table-column">
      <style:table-column-properties style:column-width="14.448cm" style:rel-column-width="55701*"/>
    </style:style>
    <style:style style:name="Tabla49.A1" style:family="table-cell">
      <style:table-cell-properties style:vertical-align="middle" fo:padding="0.106cm" fo:border="none"/>
    </style:style>
    <style:style style:name="Tabla50" style:family="table">
      <style:table-properties style:width="14.448cm" style:rel-width="85%" table:align="center" fo:background-color="#e6e6e6">
        <style:background-image/>
      </style:table-properties>
    </style:style>
    <style:style style:name="Tabla50.A" style:family="table-column">
      <style:table-column-properties style:column-width="14.448cm" style:rel-column-width="55701*"/>
    </style:style>
    <style:style style:name="Tabla50.A1" style:family="table-cell">
      <style:table-cell-properties style:vertical-align="middle" fo:padding="0.106cm" fo:border="none"/>
    </style:style>
    <style:style style:name="Tabla51" style:family="table">
      <style:table-properties style:width="14.448cm" style:rel-width="85%" table:align="center" fo:background-color="#e6e6e6">
        <style:background-image/>
      </style:table-properties>
    </style:style>
    <style:style style:name="Tabla51.A" style:family="table-column">
      <style:table-column-properties style:column-width="14.448cm" style:rel-column-width="55701*"/>
    </style:style>
    <style:style style:name="Tabla51.A1" style:family="table-cell">
      <style:table-cell-properties style:vertical-align="middle" fo:padding="0.106cm" fo:border="none"/>
    </style:style>
    <style:style style:name="Tabla52" style:family="table">
      <style:table-properties style:width="14.448cm" style:rel-width="85%" table:align="center" fo:background-color="#e6e6e6">
        <style:background-image/>
      </style:table-properties>
    </style:style>
    <style:style style:name="Tabla52.A" style:family="table-column">
      <style:table-column-properties style:column-width="14.448cm" style:rel-column-width="55701*"/>
    </style:style>
    <style:style style:name="Tabla52.A1" style:family="table-cell">
      <style:table-cell-properties style:vertical-align="middle" fo:padding="0.106cm" fo:border="none"/>
    </style:style>
    <style:style style:name="Tabla53" style:family="table">
      <style:table-properties style:width="14.448cm" style:rel-width="85%" table:align="center" fo:background-color="#e6e6e6">
        <style:background-image/>
      </style:table-properties>
    </style:style>
    <style:style style:name="Tabla53.A" style:family="table-column">
      <style:table-column-properties style:column-width="14.448cm" style:rel-column-width="55701*"/>
    </style:style>
    <style:style style:name="Tabla53.A1" style:family="table-cell">
      <style:table-cell-properties style:vertical-align="middle" fo:padding="0.106cm" fo:border="none"/>
    </style:style>
    <style:style style:name="Tabla54" style:family="table">
      <style:table-properties style:width="14.448cm" style:rel-width="85%" table:align="center" fo:background-color="#e6e6e6">
        <style:background-image/>
      </style:table-properties>
    </style:style>
    <style:style style:name="Tabla54.A" style:family="table-column">
      <style:table-column-properties style:column-width="14.448cm" style:rel-column-width="55701*"/>
    </style:style>
    <style:style style:name="Tabla54.A1" style:family="table-cell">
      <style:table-cell-properties style:vertical-align="middle" fo:padding="0.106cm" fo:border="none"/>
    </style:style>
    <style:style style:name="Tabla55" style:family="table">
      <style:table-properties style:width="14.448cm" style:rel-width="85%" table:align="center" fo:background-color="#e6e6e6">
        <style:background-image/>
      </style:table-properties>
    </style:style>
    <style:style style:name="Tabla55.A" style:family="table-column">
      <style:table-column-properties style:column-width="14.448cm" style:rel-column-width="55701*"/>
    </style:style>
    <style:style style:name="Tabla55.A1" style:family="table-cell">
      <style:table-cell-properties style:vertical-align="middle" fo:padding="0.106cm" fo:border="none"/>
    </style:style>
    <style:style style:name="Tabla56" style:family="table">
      <style:table-properties style:width="14.448cm" style:rel-width="85%" table:align="center" fo:background-color="#e6e6e6">
        <style:background-image/>
      </style:table-properties>
    </style:style>
    <style:style style:name="Tabla56.A" style:family="table-column">
      <style:table-column-properties style:column-width="14.448cm" style:rel-column-width="55701*"/>
    </style:style>
    <style:style style:name="Tabla56.A1" style:family="table-cell">
      <style:table-cell-properties style:vertical-align="middle" fo:padding="0.106cm" fo:border="none"/>
    </style:style>
    <style:style style:name="Tabla57" style:family="table">
      <style:table-properties style:width="14.448cm" style:rel-width="85%" table:align="center" fo:background-color="#e6e6e6">
        <style:background-image/>
      </style:table-properties>
    </style:style>
    <style:style style:name="Tabla57.A" style:family="table-column">
      <style:table-column-properties style:column-width="14.448cm" style:rel-column-width="55701*"/>
    </style:style>
    <style:style style:name="Tabla57.A1" style:family="table-cell">
      <style:table-cell-properties style:vertical-align="middle" fo:padding="0.106cm" fo:border="none"/>
    </style:style>
    <style:style style:name="Tabla58" style:family="table">
      <style:table-properties style:width="14.448cm" style:rel-width="85%" table:align="center" fo:background-color="#e6e6e6">
        <style:background-image/>
      </style:table-properties>
    </style:style>
    <style:style style:name="Tabla58.A" style:family="table-column">
      <style:table-column-properties style:column-width="14.448cm" style:rel-column-width="55701*"/>
    </style:style>
    <style:style style:name="Tabla58.A1" style:family="table-cell">
      <style:table-cell-properties style:vertical-align="middle" fo:padding="0.106cm" fo:border="none"/>
    </style:style>
    <style:style style:name="Tabla59" style:family="table">
      <style:table-properties style:width="14.448cm" style:rel-width="85%" table:align="center" fo:background-color="#e6e6e6">
        <style:background-image/>
      </style:table-properties>
    </style:style>
    <style:style style:name="Tabla59.A" style:family="table-column">
      <style:table-column-properties style:column-width="14.448cm" style:rel-column-width="55701*"/>
    </style:style>
    <style:style style:name="Tabla59.A1" style:family="table-cell">
      <style:table-cell-properties style:vertical-align="middle" fo:padding="0.106cm" fo:border="none"/>
    </style:style>
    <style:style style:name="Tabla60" style:family="table">
      <style:table-properties style:width="14.448cm" style:rel-width="85%" table:align="center" fo:background-color="#e6e6e6">
        <style:background-image/>
      </style:table-properties>
    </style:style>
    <style:style style:name="Tabla60.A" style:family="table-column">
      <style:table-column-properties style:column-width="14.448cm" style:rel-column-width="55701*"/>
    </style:style>
    <style:style style:name="Tabla60.A1" style:family="table-cell">
      <style:table-cell-properties style:vertical-align="middle" fo:padding="0.106cm" fo:border="none"/>
    </style:style>
    <style:style style:name="Tabla61" style:family="table">
      <style:table-properties style:width="14.448cm" style:rel-width="85%" table:align="center" fo:background-color="#e6e6e6">
        <style:background-image/>
      </style:table-properties>
    </style:style>
    <style:style style:name="Tabla61.A" style:family="table-column">
      <style:table-column-properties style:column-width="14.448cm" style:rel-column-width="55701*"/>
    </style:style>
    <style:style style:name="Tabla61.A1" style:family="table-cell">
      <style:table-cell-properties style:vertical-align="middle" fo:padding="0.106cm" fo:border="none"/>
    </style:style>
    <style:style style:name="Tabla62" style:family="table">
      <style:table-properties style:width="14.448cm" style:rel-width="85%" table:align="center" fo:background-color="#e6e6e6">
        <style:background-image/>
      </style:table-properties>
    </style:style>
    <style:style style:name="Tabla62.A" style:family="table-column">
      <style:table-column-properties style:column-width="14.448cm" style:rel-column-width="55701*"/>
    </style:style>
    <style:style style:name="Tabla62.A1" style:family="table-cell">
      <style:table-cell-properties style:vertical-align="middle" fo:padding="0.106cm" fo:border="none"/>
    </style:style>
    <style:style style:name="Tabla63" style:family="table">
      <style:table-properties style:width="14.448cm" style:rel-width="85%" table:align="center" fo:background-color="#e6e6e6">
        <style:background-image/>
      </style:table-properties>
    </style:style>
    <style:style style:name="Tabla63.A" style:family="table-column">
      <style:table-column-properties style:column-width="14.448cm" style:rel-column-width="55701*"/>
    </style:style>
    <style:style style:name="Tabla63.A1" style:family="table-cell">
      <style:table-cell-properties style:vertical-align="middle" fo:padding="0.106cm" fo:border="none"/>
    </style:style>
    <style:style style:name="Tabla64" style:family="table">
      <style:table-properties style:width="14.448cm" style:rel-width="85%" table:align="center" fo:background-color="#e6e6e6">
        <style:background-image/>
      </style:table-properties>
    </style:style>
    <style:style style:name="Tabla64.A" style:family="table-column">
      <style:table-column-properties style:column-width="14.448cm" style:rel-column-width="55701*"/>
    </style:style>
    <style:style style:name="Tabla64.A1" style:family="table-cell">
      <style:table-cell-properties style:vertical-align="middle" fo:padding="0.106cm" fo:border="none"/>
    </style:style>
    <style:style style:name="Tabla65" style:family="table">
      <style:table-properties style:width="14.448cm" style:rel-width="85%" table:align="center" fo:background-color="#e6e6e6">
        <style:background-image/>
      </style:table-properties>
    </style:style>
    <style:style style:name="Tabla65.A" style:family="table-column">
      <style:table-column-properties style:column-width="14.448cm" style:rel-column-width="55701*"/>
    </style:style>
    <style:style style:name="Tabla65.A1" style:family="table-cell">
      <style:table-cell-properties style:vertical-align="middle" fo:padding="0.106cm" fo:border="none"/>
    </style:style>
    <style:style style:name="Tabla66" style:family="table">
      <style:table-properties style:width="14.448cm" style:rel-width="85%" table:align="center" fo:background-color="#e6e6e6">
        <style:background-image/>
      </style:table-properties>
    </style:style>
    <style:style style:name="Tabla66.A" style:family="table-column">
      <style:table-column-properties style:column-width="14.448cm" style:rel-column-width="55701*"/>
    </style:style>
    <style:style style:name="Tabla66.A1" style:family="table-cell">
      <style:table-cell-properties style:vertical-align="middle" fo:padding="0.106cm" fo:border="none"/>
    </style:style>
    <style:style style:name="Tabla67" style:family="table">
      <style:table-properties style:width="14.448cm" style:rel-width="85%" table:align="center" fo:background-color="#e6e6e6">
        <style:background-image/>
      </style:table-properties>
    </style:style>
    <style:style style:name="Tabla67.A" style:family="table-column">
      <style:table-column-properties style:column-width="14.448cm" style:rel-column-width="55701*"/>
    </style:style>
    <style:style style:name="Tabla67.A1" style:family="table-cell">
      <style:table-cell-properties style:vertical-align="middle" fo:padding="0.106cm" fo:border="none"/>
    </style:style>
    <style:style style:name="Tabla68" style:family="table">
      <style:table-properties style:width="14.448cm" style:rel-width="85%" table:align="center" fo:background-color="#e6e6e6">
        <style:background-image/>
      </style:table-properties>
    </style:style>
    <style:style style:name="Tabla68.A" style:family="table-column">
      <style:table-column-properties style:column-width="14.448cm" style:rel-column-width="55701*"/>
    </style:style>
    <style:style style:name="Tabla68.A1" style:family="table-cell">
      <style:table-cell-properties style:vertical-align="middle" fo:padding="0.106cm" fo:border="none"/>
    </style:style>
    <style:style style:name="Tabla69" style:family="table">
      <style:table-properties style:width="14.448cm" style:rel-width="85%" table:align="center" fo:background-color="#e6e6e6">
        <style:background-image/>
      </style:table-properties>
    </style:style>
    <style:style style:name="Tabla69.A" style:family="table-column">
      <style:table-column-properties style:column-width="14.448cm" style:rel-column-width="55701*"/>
    </style:style>
    <style:style style:name="Tabla69.A1" style:family="table-cell">
      <style:table-cell-properties style:vertical-align="middle" fo:padding="0.106cm" fo:border="none"/>
    </style:style>
    <style:style style:name="Tabla70" style:family="table">
      <style:table-properties style:width="14.448cm" style:rel-width="85%" table:align="center" fo:background-color="#e6e6e6">
        <style:background-image/>
      </style:table-properties>
    </style:style>
    <style:style style:name="Tabla70.A" style:family="table-column">
      <style:table-column-properties style:column-width="14.448cm" style:rel-column-width="55701*"/>
    </style:style>
    <style:style style:name="Tabla70.A1" style:family="table-cell">
      <style:table-cell-properties style:vertical-align="middle" fo:padding="0.106cm" fo:border="none"/>
    </style:style>
    <style:style style:name="Tabla71" style:family="table">
      <style:table-properties style:width="14.448cm" style:rel-width="85%" table:align="center" fo:background-color="#e6e6e6">
        <style:background-image/>
      </style:table-properties>
    </style:style>
    <style:style style:name="Tabla71.A" style:family="table-column">
      <style:table-column-properties style:column-width="14.448cm" style:rel-column-width="55701*"/>
    </style:style>
    <style:style style:name="Tabla71.A1" style:family="table-cell">
      <style:table-cell-properties style:vertical-align="middle" fo:padding="0.106cm" fo:border="none"/>
    </style:style>
    <style:style style:name="P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2"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3" style:family="paragraph" style:parent-style-name="Text_20_body" style:list-style-name="L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6" style:family="paragraph" style:parent-style-name="Text_20_body" style:list-style-name="L1">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7" style:family="paragraph" style:parent-style-name="Heading_20_2">
      <style:text-properties fo:font-variant="normal" fo:text-transform="none" fo:color="#000000" style:font-name="Trebuchet MS" fo:font-size="10.5pt" fo:letter-spacing="normal" fo:font-style="normal" fo:font-weight="bold"/>
    </style:style>
    <style:style style:name="P8" style:family="paragraph" style:parent-style-name="Heading_20_2">
      <style:paragraph-properties fo:margin-left="0cm" fo:margin-right="0cm" fo:text-align="start" style:justify-single-word="false" fo:orphans="2" fo:widows="2" fo:text-indent="0cm" style:auto-text-indent="false" fo:padding="0cm" fo:border="none"/>
      <style:text-properties fo:font-variant="normal" fo:text-transform="none" fo:color="#000000" style:font-name="Trebuchet MS" fo:font-size="10.5pt" fo:letter-spacing="normal" fo:font-style="normal" fo:font-weight="bold"/>
    </style:style>
    <style:style style:name="P9" style:family="paragraph" style:parent-style-name="Heading_20_2">
      <style:paragraph-properties fo:margin-left="0cm" fo:margin-right="0cm" fo:text-align="start" style:justify-single-word="false" fo:orphans="2" fo:widows="2" fo:text-indent="0cm" style:auto-text-indent="false" fo:padding="0cm" fo:border="none"/>
    </style:style>
    <style:style style:name="P10" style:family="paragraph" style:parent-style-name="Table_20_Contents">
      <style:paragraph-properties fo:margin-left="0cm" fo:margin-right="0cm" fo:margin-top="0cm" fo:margin-bottom="0cm" style:line-height-at-least="0.635cm" fo:text-align="start" style:justify-single-word="false" fo:text-indent="0cm" style:auto-text-indent="false" fo:padding="0cm" fo:border="none"/>
      <style:text-properties fo:font-weight="bold"/>
    </style:style>
    <style:style style:name="P11"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size="8pt"/>
    </style:style>
    <style:style style:name="P12" style:family="paragraph" style:parent-style-name="Heading_20_3">
      <style:paragraph-properties fo:margin-left="0cm" fo:margin-right="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bold"/>
    </style:style>
    <style:style style:name="P13"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style:font-name="Consolas" fo:font-size="8pt"/>
    </style:style>
    <style:style style:name="P14" style:family="paragraph" style:parent-style-name="Preformatted_20_Text">
      <style:paragraph-properties fo:margin-left="0.265cm" fo:margin-right="0cm" fo:margin-top="0cm" fo:margin-bottom="0cm" fo:text-align="start" style:justify-single-word="false" fo:text-indent="0cm" style:auto-text-indent="false" fo:padding="0cm" fo:border="none"/>
    </style:style>
    <style:style style:name="P15"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fo:color="#8b0000"/>
    </style:style>
    <style:style style:name="P16"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fo:color="#8b0000" style:font-name="Consolas" fo:font-weight="bold"/>
    </style:style>
    <style:style style:name="P17" style:family="paragraph" style:parent-style-name="Preformatted_20_Text">
      <style:paragraph-properties fo:margin-left="0.265cm" fo:margin-right="0cm" fo:margin-top="0cm" fo:margin-bottom="0cm" fo:text-align="start" style:justify-single-word="false" fo:text-indent="0cm" style:auto-text-indent="false" fo:padding-left="0.212cm" fo:padding-right="0.212cm" fo:padding-top="0.049cm" fo:padding-bottom="0.212cm" fo:border="0.002cm solid #c4c4c4"/>
      <style:text-properties style:font-name="Consolas"/>
    </style:style>
    <style:style style:name="P18" style:family="paragraph" style:parent-style-name="Preformatted_20_Text">
      <style:paragraph-properties fo:margin-left="0.265cm" fo:margin-right="0cm" fo:margin-top="0cm" fo:margin-bottom="0cm" fo:text-align="start" style:justify-single-word="false" fo:text-indent="0cm" style:auto-text-indent="false" fo:padding-left="0.212cm" fo:padding-right="0.212cm" fo:padding-top="0.049cm" fo:padding-bottom="0.212cm" fo:border="0.002cm solid #c4c4c4"/>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ff4500" style:text-line-through-style="none" style:font-name="Consolas" style:text-underline-style="none" style:text-blinking="false"/>
    </style:style>
    <style:style style:name="T5" style:family="text">
      <style:text-properties fo:font-variant="normal" fo:text-transform="none" fo:color="#000000" style:font-name="Trebuchet MS" fo:font-size="9.75pt" fo:letter-spacing="normal" fo:font-style="normal" fo:font-weight="normal"/>
    </style:style>
    <style:style style:name="T6" style:family="text">
      <style:text-properties fo:font-variant="normal" fo:text-transform="none" fo:color="#ff4500" style:text-line-through-style="none" style:font-name="Trebuchet MS" fo:font-size="9.75pt" fo:letter-spacing="normal" fo:font-style="normal" style:text-underline-style="none" fo:font-weight="normal" style:text-blinking="false"/>
    </style:style>
    <style:style style:name="T7" style:family="text">
      <style:text-properties style:font-name="Consolas"/>
    </style:style>
    <style:style style:name="T8" style:family="text">
      <style:text-properties style:font-name="Consolas" fo:font-size="8pt"/>
    </style:style>
    <style:style style:name="T9" style:family="text">
      <style:text-properties style:font-name="Consolas" fo:font-size="8pt" fo:font-weight="bold"/>
    </style:style>
    <style:style style:name="T10" style:family="text">
      <style:text-properties style:font-name="Consolas"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Introducción</text:h>
      <text:p text:style-name="P1">MDADM (<text:span text:style-name="T3">M</text:span><text:span text:style-name="T2">ultiple </text:span><text:span text:style-name="T3">D</text:span><text:span text:style-name="T2">evice </text:span><text:span text:style-name="T3">Adm</text:span><text:span text:style-name="T2">inistrator</text:span>) es un conjunto de herramientas que son utilizadas en GNU/Linux para la gestión de RAID (<text:span text:style-name="T3">R</text:span><text:span text:style-name="T2">edundant </text:span><text:span text:style-name="T3">A</text:span><text:span text:style-name="T2">rray of </text:span><text:span text:style-name="T3">I</text:span><text:span text:style-name="T2">ndependent </text:span><text:span text:style-name="T3">D</text:span><text:span text:style-name="T2">isks</text:span>, que se traduce como conjunto redundante de discos independientes) administrado a través de software, distribuido bajo los términos de la Licencia Pública General de GNU versión 2 (GNU/GPLv2).</text:p>
      <text:p text:style-name="P5">El RAID por software permite:</text:p>
      <text:list xml:id="list4579461260839170452" text:style-name="L1">
        <text:list-item>
          <text:p text:style-name="P6">Una solución de RAID de muy bajo costo pues prescinde del uso de costosas tarjetas RAID y unidades de almacenamiento especiales y que carece de restricciones que regularmente imponen los fabricantes de dispositivos de hardware privativos.</text:p>
        </text:list-item>
        <text:list-item>
          <text:p text:style-name="P6">Proceso de reconstrucción de arreglos en subprocesos.</text:p>
        </text:list-item>
        <text:list-item>
          <text:p text:style-name="P6">Configuración basada sobre el núcleo del sistema.</text:p>
        </text:list-item>
        <text:list-item>
          <text:p text:style-name="P6">Permite portar de manera transparente los arreglos entre sistemas GNU/Linux sin necesidad de reconstruir éstos.</text:p>
        </text:list-item>
        <text:list-item>
          <text:p text:style-name="P6">Mejor aprovechamiento de los recursos del sistema pues la reconstrucción de los arreglos se hace utilizando recursos libres.</text:p>
        </text:list-item>
        <text:list-item>
          <text:p text:style-name="P6">Soporte para unidades de almacenamiento con capacidad para realizar cambios en caliente (hot-swap).</text:p>
        </text:list-item>
        <text:list-item>
          <text:p text:style-name="P6">Detección automática del número de núcleos del microprocesador a fin de aprovechar mejor los recursos del sistema.</text:p>
        </text:list-item>
      </text:list>
      <text:p text:style-name="P4"><text:span text:style-name="T5">URL: </text:span><text:a xlink:type="simple" xlink:href="http://www.kernel.org/pub/linux/utils/raid/mdadm/" text:style-name="Internet_20_link" text:visited-style-name="Visited_20_Internet_20_Link"><text:span text:style-name="T6">kernel.org/pub/linux/utils/raid/mdadm/</text:span></text:a><text:span text:style-name="T5">.</text:span></text:p>
      <text:h text:style-name="P12" text:outline-level="3">Tipos de arreglos soportados.</text:h>
      <text:p text:style-name="P5">MDADM permite configurar los siguientes arreglos RAID:</text:p>
      <text:list xml:id="list3827087356537034564" text:style-name="L2">
        <text:list-item>
          <text:p text:style-name="P2"><text:span text:style-name="T1">RAID0</text:span>: Incrementa el índice de transmisión del sistema (<text:span text:style-name="T2">throughput</text:span>) mediante el uso de varias unidades de disco en paralelo. El rendimiento del sistema con la configuración RAID0 es superior a la que proporcionan las configuraciones RAID1 o RAID5, pero se incrementa la posibilidad de pérdida de datos porque no hay forma de recuperar o reconstruir los datos almacenados en cualquier disco que falle. Requiere 2 discos.</text:p>
        </text:list-item>
        <text:list-item>
          <text:p text:style-name="P2"><text:span text:style-name="T1">RAID1</text:span>: Espejo. El arreglo más lento de todos. Requiere 2 unidades de almacenamiento.</text:p>
        </text:list-item>
        <text:list-item>
          <text:p text:style-name="P2"><text:span text:style-name="T1">RAID4</text:span>: Igual que RAID0 pero con una unidad de almacenamiento extra para mejorar el desempeño a través de la paridad y al mismo tiempo lograr redundancia. Requiere 4 unidades de almacenamiento.</text:p>
        </text:list-item>
        <text:list-item>
          <text:p text:style-name="P2"><text:span text:style-name="T1">RAID5</text:span>: Igual a RAID4 pero con una paridad distribuida en todas la unidades de almacenamiento. Requiere un mínimo de 3 unidades de almacenamiento.</text:p>
        </text:list-item>
        <text:list-item>
          <text:p text:style-name="P2"><text:span text:style-name="T1">RAID6</text:span>: Igual que RAID5 pero con dos paridades. Requiere un mínimo de 4 unidades de almacenamiento.</text:p>
        </text:list-item>
        <text:list-item>
          <text:p text:style-name="P2"><text:span text:style-name="T1">RAID10</text:span>: Se le conoce mejor como RAID1+0. Combina RAID1 y RAID0. Requiere un mínimo de 4 unidades de almacenamiento.</text:p>
        </text:list-item>
      </text:list>
      <table:table table:name="Tabla1" table:style-name="Tabla1">
        <table:table-column table:style-name="Tabla1.A"/>
        <table:table-row>
          <table:table-cell table:style-name="Tabla1.A1" office:value-type="string">
            <text:p text:style-name="P10">Nota.</text:p>
          </table:table-cell>
        </table:table-row>
        <table:table-row>
          <table:table-cell table:style-name="Tabla1.A2" office:value-type="string">
            <text:p text:style-name="P11">Un RAID0+1 (también llamado RAID01 y que es muy diferente a RAID1 y totalmente opuesto a RAID1+0) es un arreglo usado para replicar y compartir datos entre varios discos. Un RAID0+1 es un espejo de divisiones. Es decir, dos arreglos RAID0 en el nivel inferior y un arreglo RAID1 en el nivel superior. Una falla de disco en RAID0+1 resulta en un una falla completa de uno de los arreglos RAID0 en el nivel inferior y degradación del arreglo en RAID1 en el nivel superior.</text:p>
            <text:p text:style-name="P11">RAID10 es lo contrario a un RAID0+1, pues los niveles RAID que lo forman se invierten: un RAID10 es una división de espejos. Es decir un RAID0 en el nivel superior y dos arreglos RAID1 en el nivel inferior. Una falla de disco sólo degrada uno de los espejos del nivel inferior sin afectar el RAID0 en el nivel superior, salvo por el desempeño que se pierde por la falta de paridad.</text:p>
          </table:table-cell>
        </table:table-row>
      </table:table>
      <text:p text:style-name="Text_20_body"/>
      <text:p text:style-name="P5">MDADM permite también configurar los siguientes arreglos No-RAID:</text:p>
      <text:list xml:id="list8869704307128402444" text:style-name="L3">
        <text:list-item>
          <text:p text:style-name="P3"><text:span text:style-name="T1">LINEAR</text:span>: Concatena unidades de almacenamiento en un sólo dispositivo md.</text:p>
        </text:list-item>
        <text:list-item>
          <text:p text:style-name="P3"><text:span text:style-name="T1">MULTIPATH</text:span>: permite múltiples rutas con falla en un sólo dispositivo.</text:p>
        </text:list-item>
        <text:list-item>
          <text:p text:style-name="P3"><text:span text:style-name="T1">FAULTY</text:span>: Un dispositivo que emula varios escenarios de falla de disco. Sólo se utiliza para pruebas y desarrollo.</text:p>
        </text:list-item>
        <text:list-item>
          <text:p text:style-name="P3"><text:span text:style-name="T1">CONTAINER</text:span>: Grupo de dispositivos que son gestionados como un único dispositivo sobre el cual se pueden crear dispositivos RAID.</text:p>
        </text:list-item>
      </text:list>
      <text:h text:style-name="P8" text:outline-level="2"><text:soft-page-break/>Equipamiento lógico necesario.</text:h>
      <text:p text:style-name="P1">El paquete mdadm viene instalado de modo predeterminado en <text:span text:style-name="T1">ALDOS</text:span>, <text:span text:style-name="T1">Fedora™</text:span>, <text:span text:style-name="T1">CentOS</text:span> y <text:span text:style-name="T1">Red Hat™ Enterprise Linux</text:span>, pues se trata de un paquete obligatorio. Si por algún motivo estuviese ausente, instale o actualice el paquete mdadm.</text:p>
      <table:table table:name="Tabla2" table:style-name="Tabla2">
        <table:table-column table:style-name="Tabla2.A"/>
        <table:table-row>
          <table:table-cell table:style-name="Tabla2.A1" office:value-type="string">
            <text:p text:style-name="P17">yum -y install mdadm</text:p>
          </table:table-cell>
        </table:table-row>
      </table:table>
      <text:p text:style-name="P1">Reinicie el sistema sólo en caso de que el paquete hubiera estado ausente de la instalación, pues debe iniciar junto con el servicio <text:span text:style-name="T1">mdmonitor</text:span>.</text:p>
      <text:h text:style-name="P8" text:outline-level="2">Procedimientos.</text:h>
      <text:p text:style-name="P5">Se asume que se han añadido varias unidades de almacenamiento en el sistema. Todas las unidades de almacenamiento que formen parte de un mismo arreglo siempre deben ser idénticas en capacidad.</text:p>
      <text:p text:style-name="P5">Para listar las capacidades la primera unidad de almacenamiento libre y disponible (/dev/sdb) ejecute lo siguiente.</text:p>
      <table:table table:name="Tabla3" table:style-name="Tabla3">
        <table:table-column table:style-name="Tabla3.A"/>
        <table:table-row>
          <table:table-cell table:style-name="Tabla3.A1" office:value-type="string">
            <text:p text:style-name="P17">fdisk -l /dev/sdb</text:p>
          </table:table-cell>
        </table:table-row>
      </table:table>
      <text:p text:style-name="P5">La salida debe ser similar a la siguiente:</text:p>
      <table:table table:name="Tabla4" table:style-name="Tabla4">
        <table:table-column table:style-name="Tabla4.A"/>
        <table:table-row>
          <table:table-cell table:style-name="Tabla4.A1" office:value-type="string">
            <text:p text:style-name="P17">Disco /dev/sdb: 8589 MB, 8589934592 bytes</text:p>
            <text:p text:style-name="P17">255 heads, 63 sectors/track, 1044 cylinders</text:p>
            <text:p text:style-name="P17">Units = cilindros of 16065 * 512 = 8225280 bytes</text:p>
            <text:p text:style-name="P17">Sector size (logical/physical): 512 bytes / 512 bytes</text:p>
            <text:p text:style-name="P17">I/O size (minimum/optimal): 512 bytes / 512 bytes</text:p>
            <text:p text:style-name="P17">Disk identifier: 0x00000000</text:p>
          </table:table-cell>
        </table:table-row>
      </table:table>
      <text:p text:style-name="P5">Para listar las capacidades la siguiente unidad de almacenamiento (/dev/sdc) ejecute lo siguiente</text:p>
      <table:table table:name="Tabla5" table:style-name="Tabla5">
        <table:table-column table:style-name="Tabla5.A"/>
        <table:table-row>
          <table:table-cell table:style-name="Tabla5.A1" office:value-type="string">
            <text:p text:style-name="P17">fdisk -l /dev/sdc</text:p>
          </table:table-cell>
        </table:table-row>
      </table:table>
      <text:p text:style-name="P5">La salida debe ser similar a la siguiente:</text:p>
      <table:table table:name="Tabla6" table:style-name="Tabla6">
        <table:table-column table:style-name="Tabla6.A"/>
        <table:table-row>
          <table:table-cell table:style-name="Tabla6.A1" office:value-type="string">
            <text:p text:style-name="P17">Disco /dev/sdc: 8589 MB, 8589934592 bytes</text:p>
            <text:p text:style-name="P17">255 heads, 63 sectors/track, 1044 cylinders</text:p>
            <text:p text:style-name="P17">Units = cilindros of 16065 * 512 = 8225280 bytes</text:p>
            <text:p text:style-name="P17">Sector size (logical/physical): 512 bytes / 512 bytes</text:p>
            <text:p text:style-name="P17">I/O size (minimum/optimal): 512 bytes / 512 bytes</text:p>
            <text:p text:style-name="P17">Disk identifier: 0x00000000</text:p>
          </table:table-cell>
        </table:table-row>
      </table:table>
      <text:p text:style-name="P1">Compruebe que las unidades involucradas son <text:span text:style-name="T1">exactamente</text:span> de la misma capacidad.</text:p>
      <text:h text:style-name="P12" text:outline-level="3">Crear un arreglo tipo RAID1.</text:h>
      <text:p text:style-name="P5">Ejecute lo siguiente para crear dispositivo RAID1, indicando el número de dispositivos que lo integrarán y las unidades de almacenamiento a utilizar.</text:p>
      <table:table table:name="Tabla7" table:style-name="Tabla7">
        <table:table-column table:style-name="Tabla7.A"/>
        <table:table-row>
          <table:table-cell table:style-name="Tabla7.A1" office:value-type="string">
            <text:p text:style-name="P17">mdadm --create /dev/md0 --level=1 \</text:p>
            <text:p text:style-name="P18"><text:s text:c="4"/><text:span text:style-name="T7">--raid-devices=2 /dev/sdc /dev/sdb</text:span></text:p>
          </table:table-cell>
        </table:table-row>
      </table:table>
      <text:p text:style-name="P5">La salida siempre devuelve una advertencia que recuerda que se debe evitar utilizar dispositivos RAID con MDADM para /boot porque muchos gestores de arranque carecen de soporte para metadatos versión 1.x y que se recomienda usar --metadata=0.90. Pase por alto esta advertencia porque —al menos para los escenarios descritos en este documento— el arreglo sólo se utilizará para almacenar datos.</text:p>
      <table:table table:name="Tabla8" table:style-name="Tabla8">
        <table:table-column table:style-name="Tabla8.A"/>
        <table:table-row>
          <table:table-cell table:style-name="Tabla8.A1" office:value-type="string">
            <text:p text:style-name="P17">mdadm: Note: this array has metadata at the start and</text:p>
            <text:p text:style-name="P18"><text:s text:c="4"/><text:span text:style-name="T7">may not be suitable as a boot device. <text:s/>If you plan to</text:span></text:p>
            <text:p text:style-name="P18"><text:s text:c="4"/><text:span text:style-name="T7">store '/boot' on this device please ensure that</text:span></text:p>
            <text:p text:style-name="P18"><text:s text:c="4"/><text:span text:style-name="T7">your boot-loader understands md/v1.x metadata, or use</text:span></text:p>
            <text:p text:style-name="P18"><text:s text:c="4"/><text:span text:style-name="T7">--metadata=0.90</text:span></text:p>
            <text:p text:style-name="P17">Continue creating array?</text:p>
          </table:table-cell>
        </table:table-row>
      </table:table>
      <text:p text:style-name="P1">Responda pulsado <text:span text:style-name="T1">y</text:span> para proceder.</text:p>
      <text:p text:style-name="P5">Observe la información del arreglo:</text:p>
      <table:table table:name="Tabla9" table:style-name="Tabla9">
        <table:table-column table:style-name="Tabla9.A"/>
        <text:soft-page-break/>
        <table:table-row>
          <table:table-cell table:style-name="Tabla9.A1" office:value-type="string">
            <text:p text:style-name="P17">mdadm --detail --scan</text:p>
          </table:table-cell>
        </table:table-row>
      </table:table>
      <text:p text:style-name="P5">La salida de lo anterior puede ser similar a la siguiente.</text:p>
      <table:table table:name="Tabla10" table:style-name="Tabla10">
        <table:table-column table:style-name="Tabla10.A"/>
        <table:table-row>
          <table:table-cell table:style-name="Tabla10.A1" office:value-type="string">
            <text:p text:style-name="P13">ARRAY /dev/md0 metadata=1.2 name=0 UUID=ae6c23ea:c62d0933:7e89faee:1174c7d2</text:p>
          </table:table-cell>
        </table:table-row>
      </table:table>
      <text:p text:style-name="P1">Ejecute lo siguiente para guardar la información del arreglo recién creado en el archivo <text:span text:style-name="T1">/etc/mdadm.conf</text:span></text:p>
      <table:table table:name="Tabla11" table:style-name="Tabla11">
        <table:table-column table:style-name="Tabla11.A"/>
        <table:table-row>
          <table:table-cell table:style-name="Tabla11.A1" office:value-type="string">
            <text:p text:style-name="P17">mdadm --detail --scan &gt;&gt; /etc/mdadm.conf</text:p>
          </table:table-cell>
        </table:table-row>
      </table:table>
      <text:p text:style-name="P5">Espere a que el arreglo se construya. Se puede ver el estado de progreso ejecutando lo siguiente:</text:p>
      <table:table table:name="Tabla12" table:style-name="Tabla12">
        <table:table-column table:style-name="Tabla12.A"/>
        <table:table-row>
          <table:table-cell table:style-name="Tabla12.A1" office:value-type="string">
            <text:p text:style-name="P17">mdadm --detail /dev/md0</text:p>
          </table:table-cell>
        </table:table-row>
      </table:table>
      <text:p text:style-name="P5">Lo anterior puede devolver algo similar a lo siguiente:</text:p>
      <table:table table:name="Tabla13" table:style-name="Tabla13">
        <table:table-column table:style-name="Tabla13.A"/>
        <table:table-row>
          <table:table-cell table:style-name="Tabla13.A1" office:value-type="string">
            <text:p text:style-name="P13">/dev/md0:</text:p>
            <text:p text:style-name="P14"><text:s text:c="8"/><text:span text:style-name="T8">Version : 1.2</text:span></text:p>
            <text:p text:style-name="P14"><text:s text:c="2"/><text:span text:style-name="T8">Creation Time : Tue Jun 11 22:25:30 2013</text:span></text:p>
            <text:p text:style-name="P14"><text:s text:c="5"/><text:span text:style-name="T8">Raid Level : raid1</text:span></text:p>
            <text:p text:style-name="P14"><text:s text:c="5"/><text:span text:style-name="T8">Array Size : 8384448 (8.00 GiB 8.59 GB)</text:span></text:p>
            <text:p text:style-name="P14"><text:s text:c="2"/><text:span text:style-name="T8">Used Dev Size : 8384448 (8.00 GiB 8.59 GB)</text:span></text:p>
            <text:p text:style-name="P14"><text:s text:c="3"/><text:span text:style-name="T8">Raid Devices : 2</text:span></text:p>
            <text:p text:style-name="P14"><text:s text:c="2"/><text:span text:style-name="T8">Total Devices : 2</text:span></text:p>
            <text:p text:style-name="P14"><text:s text:c="4"/><text:span text:style-name="T8">Persistence : Superblock is persistent</text:span></text:p>
            <text:p text:style-name="P14"/>
            <text:p text:style-name="P14"><text:s text:c="4"/><text:span text:style-name="T8">Update Time : Tue Jun 11 22:25:45 2013</text:span></text:p>
            <text:p text:style-name="P14"><text:s text:c="10"/><text:span text:style-name="T9">State : active, resyncing </text:span></text:p>
            <text:p text:style-name="P14"><text:s/><text:span text:style-name="T8">Active Devices : 2</text:span></text:p>
            <text:p text:style-name="P13">Working Devices : 2</text:p>
            <text:p text:style-name="P14"><text:s text:c="4"/><text:span text:style-name="T8">Persistence : Superblock is persistent</text:span></text:p>
            <text:p text:style-name="P14"/>
            <text:p text:style-name="P14"><text:s text:c="9"/><text:span text:style-name="T8">Layout : near=2</text:span></text:p>
            <text:p text:style-name="P14"><text:s text:c="5"/><text:span text:style-name="T8">Chunk Size : 512K</text:span></text:p>
            <text:p text:style-name="P14"/>
            <text:p text:style-name="P14"><text:s text:c="2"/><text:span text:style-name="T9">Resync Status : 44% complete</text:span></text:p>
            <text:p text:style-name="P14"/>
            <text:p text:style-name="P14"><text:s text:c="11"/><text:span text:style-name="T8">Name : 1</text:span></text:p>
            <text:p text:style-name="P14"><text:s text:c="11"/><text:span text:style-name="T8">UUID : 3ae6c23ea:c62d0933:7e89faee:1174c7d2</text:span></text:p>
            <text:p text:style-name="P14"><text:s text:c="9"/><text:span text:style-name="T8">Events : 8</text:span></text:p>
            <text:p text:style-name="P14"/>
            <text:p text:style-name="P14"><text:s text:c="4"/><text:span text:style-name="T8">Number <text:s text:c="2"/>Major <text:s text:c="2"/>Minor <text:s text:c="2"/>RaidDevice State</text:span></text:p>
            <text:p text:style-name="P14"><text:s text:c="7"/><text:span text:style-name="T8">0 <text:s text:c="6"/>8 <text:s text:c="6"/>32 <text:s text:c="7"/>0 <text:s text:c="5"/>active sync <text:s text:c="2"/>/dev/sdc</text:span></text:p>
            <text:p text:style-name="P14"><text:s text:c="7"/><text:span text:style-name="T8">1 <text:s text:c="6"/>8 <text:s text:c="6"/>16 <text:s text:c="7"/>1 <text:s text:c="5"/>active sync <text:s text:c="2"/>/dev/sdb</text:span></text:p>
          </table:table-cell>
        </table:table-row>
      </table:table>
      <text:p text:style-name="P1">Mientras se va construyendo el arreglo, observe que el valor de <text:span text:style-name="T3">State</text:span> es <text:span text:style-name="T3">active, resyncing</text:span>. El valor de <text:span text:style-name="T3">Resync Status</text:span>informará respecto del porcentaje de progreso de la operación. El proceso puede demorar desde unos pocos minutos hasta varias horas dependiendo el tamaño de las unidades de almacenamiento utilizadas.</text:p>
      <text:p text:style-name="P1">Cuando el arreglo esté terminado el valor mostrado por <text:span text:style-name="T3">State</text:span> debe ser sólo <text:span text:style-name="T1">active</text:span>. Ejemplo:</text:p>
      <table:table table:name="Tabla14" table:style-name="Tabla14">
        <table:table-column table:style-name="Tabla14.A"/>
        <table:table-row>
          <table:table-cell table:style-name="Tabla14.A1" office:value-type="string">
            <text:p text:style-name="P13">/dev/md0:</text:p>
            <text:p text:style-name="P14"><text:s text:c="8"/><text:span text:style-name="T8">Version : 1.2</text:span></text:p>
            <text:p text:style-name="P14"><text:s text:c="2"/><text:span text:style-name="T8">Creation Time : Tue Jun 11 22:25:30 2013</text:span></text:p>
            <text:p text:style-name="P14"><text:s text:c="5"/><text:span text:style-name="T8">Raid Level : raid1</text:span></text:p>
            <text:p text:style-name="P14"><text:s text:c="5"/><text:span text:style-name="T8">Array Size : 8384448 (8.00 GiB 8.59 GB)</text:span></text:p>
            <text:p text:style-name="P14"><text:s text:c="2"/><text:span text:style-name="T8">Used Dev Size : 8384448 (8.00 GiB 8.59 GB)</text:span></text:p>
            <text:p text:style-name="P14"><text:s text:c="3"/><text:span text:style-name="T8">Raid Devices : 2</text:span></text:p>
            <text:p text:style-name="P14"><text:s text:c="2"/><text:span text:style-name="T8">Total Devices : 2</text:span></text:p>
            <text:p text:style-name="P14"><text:s text:c="4"/><text:span text:style-name="T8">Persistence : Superblock is persistent</text:span></text:p>
            <text:p text:style-name="P14"/>
            <text:p text:style-name="P14"><text:s text:c="4"/><text:span text:style-name="T8">Update Time : Tue Jun 11 22:26:18 2013</text:span></text:p>
            <text:p text:style-name="P14"><text:s text:c="10"/><text:span text:style-name="T9">State : active</text:span><text:span text:style-name="T8"> </text:span></text:p>
            <text:p text:style-name="P14"><text:s/><text:span text:style-name="T8">Active Devices : 2</text:span></text:p>
            <text:p text:style-name="P13">Working Devices : 2</text:p>
            <text:p text:style-name="P14"><text:s/><text:span text:style-name="T8">Failed Devices : 0</text:span></text:p>
            <text:p text:style-name="P14"><text:s text:c="2"/><text:span text:style-name="T8">Spare Devices : 0</text:span></text:p>
            <text:p text:style-name="P14"/>
            <text:p text:style-name="P14"><text:soft-page-break/><text:s text:c="11"/><text:span text:style-name="T8">Name : 0</text:span></text:p>
            <text:p text:style-name="P14"><text:s text:c="11"/><text:span text:style-name="T8">UUID : ae6c23ea:c62d0933:7e89faee:1174c7d2</text:span></text:p>
            <text:p text:style-name="P14"><text:s text:c="9"/><text:span text:style-name="T8">Events : 18</text:span></text:p>
            <text:p text:style-name="P14"/>
            <text:p text:style-name="P14"><text:s text:c="4"/><text:span text:style-name="T8">Number <text:s text:c="2"/>Major <text:s text:c="2"/>Minor <text:s text:c="2"/>RaidDevice State</text:span></text:p>
            <text:p text:style-name="P14"><text:s text:c="7"/><text:span text:style-name="T8">0 <text:s text:c="6"/>8 <text:s text:c="6"/>32 <text:s text:c="7"/>0 <text:s text:c="5"/>active sync <text:s text:c="2"/>/dev/sdc</text:span></text:p>
            <text:p text:style-name="P14"><text:s text:c="7"/><text:span text:style-name="T8">1 <text:s text:c="6"/>8 <text:s text:c="6"/>16 <text:s text:c="7"/>1 <text:s text:c="5"/>active sync <text:s text:c="2"/>/dev/sdb</text:span></text:p>
          </table:table-cell>
        </table:table-row>
      </table:table>
      <text:p text:style-name="P1">Puede verificarse un resumen del estado a través de <text:span text:style-name="T1">/proc/mdstat</text:span>.</text:p>
      <table:table table:name="Tabla15" table:style-name="Tabla15">
        <table:table-column table:style-name="Tabla15.A"/>
        <table:table-row>
          <table:table-cell table:style-name="Tabla15.A1" office:value-type="string">
            <text:p text:style-name="P17">cat /proc/mdstat</text:p>
          </table:table-cell>
        </table:table-row>
      </table:table>
      <text:p text:style-name="P5">Lo anterior puede devolver una salida similar a la siguiente:</text:p>
      <table:table table:name="Tabla16" table:style-name="Tabla16">
        <table:table-column table:style-name="Tabla16.A"/>
        <table:table-row>
          <table:table-cell table:style-name="Tabla16.A1" office:value-type="string">
            <text:p text:style-name="P17">Personalities : [raid1] </text:p>
            <text:p text:style-name="P17">md0 : active raid1 sdb[1] sdc[0]</text:p>
            <text:p text:style-name="P18"><text:s text:c="6"/><text:span text:style-name="T7">8384448 blocks super 1.2 [2/2] [UU]</text:span></text:p>
            <text:p text:style-name="P18"><text:s text:c="6"/></text:p>
            <text:p text:style-name="P17">unused devices: &lt;none&gt;</text:p>
          </table:table-cell>
        </table:table-row>
      </table:table>
      <text:p text:style-name="P1">A partir de este momento puede utilizar el dispositivo <text:span text:style-name="T1">/dev/md0</text:span> como cualquier otra unidad de almacenamiento. Ejemplo:</text:p>
      <table:table table:name="Tabla17" table:style-name="Tabla17">
        <table:table-column table:style-name="Tabla17.A"/>
        <table:table-row>
          <table:table-cell table:style-name="Tabla17.A1" office:value-type="string">
            <text:p text:style-name="P17">mkfs.ext4 /dev/md0</text:p>
            <text:p text:style-name="P18"/>
            <text:p text:style-name="P17">mkdir /datos00</text:p>
            <text:p text:style-name="P18"/>
            <text:p text:style-name="P17">mount /dev/md0 /datos00</text:p>
            <text:p text:style-name="P18"/>
            <text:p text:style-name="P17">df -h</text:p>
            <text:p text:style-name="P18"/>
            <text:p text:style-name="P17">umount /datos00</text:p>
          </table:table-cell>
        </table:table-row>
      </table:table>
      <text:p text:style-name="P5">Lo más recomendado es utilizar el nuevo dispositivo RAID para crear volúmenes lógicos.</text:p>
      <text:p text:style-name="P5">Primero hay que crear una unidad física en el dispositivo RAID. Ejecute lo siguiente:</text:p>
      <table:table table:name="Tabla18" table:style-name="Tabla18">
        <table:table-column table:style-name="Tabla18.A"/>
        <table:table-row>
          <table:table-cell table:style-name="Tabla18.A1" office:value-type="string">
            <text:p text:style-name="P17">pvcreate /dev/md0</text:p>
          </table:table-cell>
        </table:table-row>
      </table:table>
      <text:p text:style-name="P5">Lo anterior puede devolver una salida similar a la siguiente:</text:p>
      <table:table table:name="Tabla19" table:style-name="Tabla19">
        <table:table-column table:style-name="Tabla19.A"/>
        <table:table-row>
          <table:table-cell table:style-name="Tabla19.A1" office:value-type="string">
            <text:p text:style-name="P18"><text:s text:c="2"/><text:span text:style-name="T7">Physical volume "/dev/md0" successfully created</text:span></text:p>
          </table:table-cell>
        </table:table-row>
      </table:table>
      <text:p text:style-name="P5">Visualice el nuevo volumen físico ejecutando lo siguiente:</text:p>
      <table:table table:name="Tabla20" table:style-name="Tabla20">
        <table:table-column table:style-name="Tabla20.A"/>
        <table:table-row>
          <table:table-cell table:style-name="Tabla20.A1" office:value-type="string">
            <text:p text:style-name="P17">pvscan</text:p>
          </table:table-cell>
        </table:table-row>
      </table:table>
      <text:p text:style-name="P5">Lo anterior puede devolver una salida similar a la siguiente:</text:p>
      <table:table table:name="Tabla21" table:style-name="Tabla21">
        <table:table-column table:style-name="Tabla21.A"/>
        <table:table-row>
          <table:table-cell table:style-name="Tabla21.A1" office:value-type="string">
            <text:p text:style-name="P14"><text:s text:c="2"/><text:span text:style-name="T8">PV /dev/sda2 <text:s text:c="2"/>VG VolGroup <text:s text:c="7"/>lvm2 [39,51 GiB / 0 <text:s text:c="3"/>free]</text:span></text:p>
            <text:p text:style-name="P15"><text:s text:c="2"/><text:span text:style-name="T9">PV /dev/md0 <text:s text:c="22"/>lvm2 [8,00 GiB]</text:span></text:p>
            <text:p text:style-name="P14"><text:s text:c="2"/><text:span text:style-name="T8">Total: 2 [47,50 GiB] / in use: 1 [39,51 GiB] / in no VG: 1 [8,00 GiB]</text:span></text:p>
          </table:table-cell>
        </table:table-row>
      </table:table>
      <text:p text:style-name="P5">Ejecute lo siguiente para generar un nuevo grupo de volumen:</text:p>
      <table:table table:name="Tabla22" table:style-name="Tabla22">
        <table:table-column table:style-name="Tabla22.A"/>
        <table:table-row>
          <table:table-cell table:style-name="Tabla22.A1" office:value-type="string">
            <text:p text:style-name="P17">vgcreate VGDatos00 /dev/md0</text:p>
          </table:table-cell>
        </table:table-row>
      </table:table>
      <text:p text:style-name="P5">Lo anterior puede devolver una salida similar a la siguiente:</text:p>
      <table:table table:name="Tabla23" table:style-name="Tabla23">
        <table:table-column table:style-name="Tabla23.A"/>
        <table:table-row>
          <table:table-cell table:style-name="Tabla23.A1" office:value-type="string">
            <text:p text:style-name="P18"><text:s text:c="2"/><text:span text:style-name="T7">Volume group "VGDatos00" successfully created</text:span></text:p>
          </table:table-cell>
        </table:table-row>
      </table:table>
      <text:p text:style-name="P5">Ejecute lo siguiente para visualizar el nuevo grupo de volumen:</text:p>
      <table:table table:name="Tabla24" table:style-name="Tabla24">
        <table:table-column table:style-name="Tabla24.A"/>
        <table:table-row>
          <table:table-cell table:style-name="Tabla24.A1" office:value-type="string">
            <text:p text:style-name="P17">vgscan</text:p>
          </table:table-cell>
        </table:table-row>
      </table:table>
      <text:p text:style-name="P5">Lo anterior puede devolver una salida similar a la siguiente:</text:p>
      <table:table table:name="Tabla25" table:style-name="Tabla25">
        <table:table-column table:style-name="Tabla25.A"/>
        <table:table-row>
          <table:table-cell table:style-name="Tabla25.A1" office:value-type="string">
            <text:p text:style-name="P14"><text:s text:c="2"/><text:span text:style-name="T8">Reading all physical volumes. <text:s/>This may take a while...</text:span></text:p>
            <text:p text:style-name="P14"><text:soft-page-break/><text:s text:c="2"/><text:span text:style-name="T8">Found volume group "VolGroup" using metadata type lvm2</text:span></text:p>
            <text:p text:style-name="P15"><text:s text:c="2"/><text:span text:style-name="T9">Found volume group "VGDatos00" using metadata type lvm2</text:span></text:p>
          </table:table-cell>
        </table:table-row>
      </table:table>
      <text:p text:style-name="P5">Genere un volumen lógico denominado LVDatos00 dentro del grupo de volumen VGDatos00 utilizando cualquier porcentaje del espacio disponible. Se recomienda dejar siempre al menos un 10% libre para poder asignarlo sólo cuando sea necesario.</text:p>
      <table:table table:name="Tabla26" table:style-name="Tabla26">
        <table:table-column table:style-name="Tabla26.A"/>
        <table:table-row>
          <table:table-cell table:style-name="Tabla26.A1" office:value-type="string">
            <text:p text:style-name="P17">lvcreate -l 90%FREE VGDatos00 -n LVDatos00</text:p>
          </table:table-cell>
        </table:table-row>
      </table:table>
      <text:p text:style-name="P5">Lo anterior puede devolver una salida similar a la siguiente:</text:p>
      <table:table table:name="Tabla27" table:style-name="Tabla27">
        <table:table-column table:style-name="Tabla27.A"/>
        <table:table-row>
          <table:table-cell table:style-name="Tabla27.A1" office:value-type="string">
            <text:p text:style-name="P18"><text:s text:c="2"/><text:span text:style-name="T7">Logical volume "LVDatos00" created</text:span></text:p>
          </table:table-cell>
        </table:table-row>
      </table:table>
      <text:p text:style-name="P5">Ejecute lo siguiente para visualizar el nuevo volumen lógico:</text:p>
      <table:table table:name="Tabla28" table:style-name="Tabla28">
        <table:table-column table:style-name="Tabla28.A"/>
        <table:table-row>
          <table:table-cell table:style-name="Tabla28.A1" office:value-type="string">
            <text:p text:style-name="P17">lvscan</text:p>
          </table:table-cell>
        </table:table-row>
      </table:table>
      <text:p text:style-name="P5">Lo anterior puede devolver una salida similar a la siguiente:</text:p>
      <table:table table:name="Tabla29" table:style-name="Tabla29">
        <table:table-column table:style-name="Tabla29.A"/>
        <table:table-row>
          <table:table-cell table:style-name="Tabla29.A1" office:value-type="string">
            <text:p text:style-name="P14"><text:s text:c="2"/><text:span text:style-name="T8">ACTIVE <text:s text:c="11"/>'/dev/VolGroup/lv_root' [38,04 GiB] inherit</text:span></text:p>
            <text:p text:style-name="P14"><text:s text:c="2"/><text:span text:style-name="T8">ACTIVE <text:s text:c="11"/>'/dev/VolGroup/lv_swap' [1,47 GiB] inherit</text:span></text:p>
            <text:p text:style-name="P15"><text:s text:c="2"/><text:span text:style-name="T9">ACTIVE <text:s text:c="11"/>'/dev/VGDatos00/LVDatos00' [7,19 GiB] inherit</text:span></text:p>
          </table:table-cell>
        </table:table-row>
      </table:table>
      <text:p text:style-name="P5">Ejecute lo siguiente para asignar formato al nuevo volumen lógico:</text:p>
      <table:table table:name="Tabla30" table:style-name="Tabla30">
        <table:table-column table:style-name="Tabla30.A"/>
        <table:table-row>
          <table:table-cell table:style-name="Tabla30.A1" office:value-type="string">
            <text:p text:style-name="P17">mkfs.ext4 /dev/VGDatos00/LVDatos00</text:p>
          </table:table-cell>
        </table:table-row>
      </table:table>
      <text:p text:style-name="P5">Lo anterior puede devolver una salida similar a la siguiente:</text:p>
      <table:table table:name="Tabla31" table:style-name="Tabla31">
        <table:table-column table:style-name="Tabla31.A"/>
        <table:table-row>
          <table:table-cell table:style-name="Tabla31.A1" office:value-type="string">
            <text:p text:style-name="P13">mke2fs 1.41.12 (17-May-2010)</text:p>
            <text:p text:style-name="P13">Etiqueta del sistema de ficheros=</text:p>
            <text:p text:style-name="P13">Tipo de SO: Linux</text:p>
            <text:p text:style-name="P13">Tamaño del bloque=4096 (bitácora=2)</text:p>
            <text:p text:style-name="P13">Tamaño del fragmento=4096 (bitácora=2)</text:p>
            <text:p text:style-name="P13">Stride=0 blocks, Stripe width=0 blocks</text:p>
            <text:p text:style-name="P13">471424 nodos-i, 1885184 bloques</text:p>
            <text:p text:style-name="P13">94259 bloques (5.00%) reservados para el superusuario</text:p>
            <text:p text:style-name="P13">Primer bloque de datos=0</text:p>
            <text:p text:style-name="P13">Número máximo de bloques del sistema de ficheros=1933574144</text:p>
            <text:p text:style-name="P13">58 bloque de grupos</text:p>
            <text:p text:style-name="P13">32768 bloques por grupo, 32768 fragmentos por grupo</text:p>
            <text:p text:style-name="P13">8128 nodos-i por grupo</text:p>
            <text:p text:style-name="P13">Respaldo del superbloque guardado en los bloques: </text:p>
            <text:p text:style-name="P14"><text:s text:c="8"/><text:span text:style-name="T8">32768, 98304, 163840, 229376, 294912, 819200, 884736, 1605632</text:span></text:p>
            <text:p text:style-name="P14"/>
            <text:p text:style-name="P13">Escribiendo las tablas de nodos-i: hecho <text:s text:c="26"/></text:p>
            <text:p text:style-name="P13">Creating journal (32768 blocks): hecho</text:p>
            <text:p text:style-name="P13">Escribiendo superbloques y la información contable del sistema de ficheros: hecho</text:p>
            <text:p text:style-name="P14"/>
            <text:p text:style-name="P13">Este sistema de ficheros se revisará automáticamente cada 23 montajes o</text:p>
            <text:p text:style-name="P13">180 días, lo que suceda primero. <text:s/>Utilice tune2fs -c o -i para cambiarlo.</text:p>
          </table:table-cell>
        </table:table-row>
      </table:table>
      <text:p text:style-name="P5">Ejecute lo siguiente para generar un punto de montaje para asignar al nuevo volumen lógico:</text:p>
      <table:table table:name="Tabla32" table:style-name="Tabla32">
        <table:table-column table:style-name="Tabla32.A"/>
        <table:table-row>
          <table:table-cell table:style-name="Tabla32.A1" office:value-type="string">
            <text:p text:style-name="P17">mkdir -p /datos00</text:p>
          </table:table-cell>
        </table:table-row>
      </table:table>
      <text:p text:style-name="P5">Ejecute lo siguiente para montar el nuevo volumen lógico en el nuevo directorio:</text:p>
      <table:table table:name="Tabla33" table:style-name="Tabla33">
        <table:table-column table:style-name="Tabla33.A"/>
        <table:table-row>
          <table:table-cell table:style-name="Tabla33.A1" office:value-type="string">
            <text:p text:style-name="P17">mount /dev/VGDatos00/LVDatos00 /datos00/</text:p>
          </table:table-cell>
        </table:table-row>
      </table:table>
      <text:p text:style-name="P5">Ejecute lo siguiente para visualizar el sistema de archivos en el nuevo volumen lógico que se ha añadido en el sistema.</text:p>
      <table:table table:name="Tabla34" table:style-name="Tabla34">
        <table:table-column table:style-name="Tabla34.A"/>
        <table:table-row>
          <table:table-cell table:style-name="Tabla34.A1" office:value-type="string">
            <text:p text:style-name="P17">df -h</text:p>
          </table:table-cell>
        </table:table-row>
      </table:table>
      <text:p text:style-name="P5">Lo anterior puede devolver una salida similar a la siguiente:</text:p>
      <table:table table:name="Tabla35" table:style-name="Tabla35">
        <table:table-column table:style-name="Tabla35.A"/>
        <table:table-row>
          <table:table-cell table:style-name="Tabla35.A1" office:value-type="string">
            <text:p text:style-name="P17">S.ficheros <text:s text:c="11"/>Size <text:s/>Used Avail Use% Montado en</text:p>
            <text:p text:style-name="P17">/dev/mapper/VolGroup-lv_root</text:p>
            <text:p text:style-name="P18"><text:s text:c="23"/><text:span text:style-name="T7">38G <text:s/>4,3G <text:s text:c="2"/>32G <text:s/>13% /</text:span></text:p>
            <text:p text:style-name="P17"><text:soft-page-break/>tmpfs <text:s text:c="16"/>376M <text:s text:c="4"/>0 <text:s/>376M <text:s text:c="2"/>0% /dev/shm</text:p>
            <text:p text:style-name="P17">/dev/sda1 <text:s text:c="12"/>485M <text:s text:c="2"/>66M <text:s/>394M <text:s/>15% /boot</text:p>
            <text:p text:style-name="P16">/dev/mapper/VGDatos00-LVDatos00</text:p>
            <text:p text:style-name="P15"><text:s text:c="22"/><text:span text:style-name="T10">7,1G <text:s/>145M <text:s/>6,6G <text:s text:c="2"/>3% /datos00</text:span></text:p>
          </table:table-cell>
        </table:table-row>
      </table:table>
      <text:p text:style-name="P1">Para que el punto de montaje sea permanente y sea montado automáticamente con el siguiente inicio del sistema, edite el archivo <text:span text:style-name="T1">/etc/fstab</text:span>:</text:p>
      <table:table table:name="Tabla36" table:style-name="Tabla36">
        <table:table-column table:style-name="Tabla36.A"/>
        <table:table-row>
          <table:table-cell table:style-name="Tabla36.A1" office:value-type="string">
            <text:p text:style-name="P17">vi /etc/fstab</text:p>
          </table:table-cell>
        </table:table-row>
      </table:table>
      <text:p text:style-name="P5">Añada la siguiente línea:</text:p>
      <table:table table:name="Tabla37" table:style-name="Tabla37">
        <table:table-column table:style-name="Tabla37.A"/>
        <table:table-row>
          <table:table-cell table:style-name="Tabla37.A1" office:value-type="string">
            <text:p text:style-name="P13">/dev/mapper/VGDatos00-LVDatos00 /datos00 <text:s text:c="7"/>ext4 <text:s text:c="3"/>defaults <text:s text:c="7"/>1 2</text:p>
          </table:table-cell>
        </table:table-row>
      </table:table>
      <text:p text:style-name="P5">Guarde y cierre el archivo. Verifique la configuración desmontando el volumen lógico y volviendo a montar éste del siguiente modo:</text:p>
      <table:table table:name="Tabla38" table:style-name="Tabla38">
        <table:table-column table:style-name="Tabla38.A"/>
        <table:table-row>
          <table:table-cell table:style-name="Tabla38.A1" office:value-type="string">
            <text:p text:style-name="P17">umount /datos00</text:p>
            <text:p text:style-name="P18"/>
            <text:p text:style-name="P17">mount /datos00</text:p>
          </table:table-cell>
        </table:table-row>
      </table:table>
      <text:p text:style-name="P5">Lo anterior sólo debe devolver el símbolo de sistema.</text:p>
      <text:p text:style-name="P5">Reinicie el sistema para verificar que todo quedó correctamente. Si el sistema reinició correctamente significa que esta primera parte del procedimiento se ha concluido el procedimiento.</text:p>
      <text:p text:style-name="P5">Si más adelante necesita utilizar el espacio libre disponible en la unidad física, puede asignarlo con el sistema en funcionamiento y la partición montada sólo ejecutando lo siguiente:</text:p>
      <table:table table:name="Tabla39" table:style-name="Tabla39">
        <table:table-column table:style-name="Tabla39.A"/>
        <table:table-row>
          <table:table-cell table:style-name="Tabla39.A1" office:value-type="string">
            <text:p text:style-name="P17">lvextend -l +100%FREE /dev/mapper/VGDatos00-LVDatos00</text:p>
            <text:p text:style-name="P18"/>
            <text:p text:style-name="P17">resize2fs /dev/mapper/VGDatos00-LVDatos00</text:p>
          </table:table-cell>
        </table:table-row>
      </table:table>
      <text:p text:style-name="P5">Compruebe el espacio disponible ejecutando lo siguiente:</text:p>
      <table:table table:name="Tabla40" table:style-name="Tabla40">
        <table:table-column table:style-name="Tabla40.A"/>
        <table:table-row>
          <table:table-cell table:style-name="Tabla40.A1" office:value-type="string">
            <text:p text:style-name="P17">df -h</text:p>
          </table:table-cell>
        </table:table-row>
      </table:table>
      <text:p text:style-name="P1">Para este escenario, que está lejos de ser el más óptimo, si necesita hacer crecer el sistema de archivos se puede crear otro arreglo en RAID1 y repetir el procedimiento para configurar éste como unidad física, luego añadirlo a grupo de volumen y crecer el volumen lógico LVDatos00 para incrementar la capacidad de almacenamiento. <text:span text:style-name="T1">Sólo revise el siguiente ejemplo y en su lugar realice el procedimiento descrito más adelante para crear un RAID10</text:span>.</text:p>
      <table:table table:name="Tabla41" table:style-name="Tabla41">
        <table:table-column table:style-name="Tabla41.A"/>
        <table:table-row>
          <table:table-cell table:style-name="Tabla41.A1" office:value-type="string">
            <text:p text:style-name="P17">mdadm --create /dev/md1 --level=1 \</text:p>
            <text:p text:style-name="P18"><text:s text:c="4"/><text:span text:style-name="T7">--raid-devices=2 /dev/sde /dev/sdd</text:span></text:p>
            <text:p text:style-name="P18"/>
            <text:p text:style-name="P17">mdadm --detail --scan &gt;&gt; /etc/mdadm.conf</text:p>
            <text:p text:style-name="P18"/>
            <text:p text:style-name="P17">vi /etc/mdadm.conf</text:p>
            <text:p text:style-name="P18"/>
            <text:p text:style-name="P17">mdadm --detail</text:p>
            <text:p text:style-name="P18"/>
            <text:p text:style-name="P17">pvcreate /dev/md1</text:p>
            <text:p text:style-name="P18"/>
            <text:p text:style-name="P17">vgextend VGDatos00 /dev/md1</text:p>
            <text:p text:style-name="P18"/>
            <text:p text:style-name="P17">lvextend -l +90%FREE /dev/mapper/VGDatos00-LVDatos00</text:p>
            <text:p text:style-name="P18"/>
            <text:p text:style-name="P17">resize2fs /dev/mapper/VGDatos00-LVDatos00</text:p>
          </table:table-cell>
        </table:table-row>
      </table:table>
      <text:h text:style-name="P12" text:outline-level="3">Crear un arreglo tipo RAID10.</text:h>
      <text:p text:style-name="P5">Un RAID10, con o sin LVM, es más eficiente en cuanto a rendimiento que un RAID1+LVM pues el rendimiento sigue siendo el de un RAID1 (espejo sin paridad).</text:p>
      <text:p text:style-name="P5">Para un RAID10 requerirá un mínimo de 4 unidades de almacenamiento. Para el ejemplo a continuación se utilizarán 6 unidades de almacenamiento, donde se utilizarán 4 unidades activas en el arreglo y utilizarán 2 <text:soft-page-break/>unidades de repuesto, las cuales serán utilizados automáticamente en cuanto falle cualquier otra unidad de almacenamiento. Tome en consideración que MDADM es incapaz de hacer crecer los arreglos en RAID10 y sólo permite agregar o reemplazar unidades de almacenamiento.</text:p>
      <text:p text:style-name="P5">Ejecute lo siguiente para apagar el sistema:</text:p>
      <table:table table:name="Tabla42" table:style-name="Tabla42">
        <table:table-column table:style-name="Tabla42.A"/>
        <table:table-row>
          <table:table-cell table:style-name="Tabla42.A1" office:value-type="string">
            <text:p text:style-name="P17">poweroff</text:p>
          </table:table-cell>
        </table:table-row>
      </table:table>
      <text:p text:style-name="P5">Añada 6 unidades de almacenamiento idénticas.</text:p>
      <text:p text:style-name="P5">Encienda de nuevo el sistema.</text:p>
      <text:p text:style-name="P5">Ejecute lo siguiente para generar un arreglo en RAID10 utilizando las primeras 4 unidades de almacenamiento recién agregadas.</text:p>
      <table:table table:name="Tabla43" table:style-name="Tabla43">
        <table:table-column table:style-name="Tabla43.A"/>
        <table:table-row>
          <table:table-cell table:style-name="Tabla43.A1" office:value-type="string">
            <text:p text:style-name="P17">mdadm <text:s/>--create /dev/md1 --level=raid10 --raid-devices=4 \</text:p>
            <text:p text:style-name="P18"><text:s text:c="4"/><text:span text:style-name="T7">/dev/sdd /dev/sde /dev/sdf /dev/sdg</text:span></text:p>
          </table:table-cell>
        </table:table-row>
      </table:table>
      <text:p text:style-name="P5">Espere a que el arreglo se construya. Se puede ver el estado de progreso ejecutando lo siguiente:</text:p>
      <table:table table:name="Tabla44" table:style-name="Tabla44">
        <table:table-column table:style-name="Tabla44.A"/>
        <table:table-row>
          <table:table-cell table:style-name="Tabla44.A1" office:value-type="string">
            <text:p text:style-name="P17">mdadm --detail /dev/md1</text:p>
          </table:table-cell>
        </table:table-row>
      </table:table>
      <text:p text:style-name="P5">Lo anterior puede devolver una salida similar a la siguiente:</text:p>
      <table:table table:name="Tabla45" table:style-name="Tabla45">
        <table:table-column table:style-name="Tabla45.A"/>
        <table:table-row>
          <table:table-cell table:style-name="Tabla45.A1" office:value-type="string">
            <text:p text:style-name="P13">/dev/md1:</text:p>
            <text:p text:style-name="P14"><text:s text:c="8"/><text:span text:style-name="T8">Version : 1.2</text:span></text:p>
            <text:p text:style-name="P14"><text:s text:c="2"/><text:span text:style-name="T8">Creation Time : Tue Jun 11 23:30:10 2013</text:span></text:p>
            <text:p text:style-name="P14"><text:s text:c="5"/><text:span text:style-name="T8">Raid Level : raid10</text:span></text:p>
            <text:p text:style-name="P14"><text:s text:c="5"/><text:span text:style-name="T8">Array Size : 16768000 (15.99 GiB 17.17 GB)</text:span></text:p>
            <text:p text:style-name="P14"><text:s text:c="2"/><text:span text:style-name="T8">Used Dev Size : 8384000 (8.00 GiB 8.59 GB)</text:span></text:p>
            <text:p text:style-name="P14"><text:s text:c="3"/><text:span text:style-name="T8">Raid Devices : 4</text:span></text:p>
            <text:p text:style-name="P14"><text:s text:c="2"/><text:span text:style-name="T8">Total Devices : 4</text:span></text:p>
            <text:p text:style-name="P14"><text:s text:c="4"/><text:span text:style-name="T8">Persistence : Superblock is persistent</text:span></text:p>
            <text:p text:style-name="P14"/>
            <text:p text:style-name="P14"><text:s text:c="4"/><text:span text:style-name="T8">Update Time : Tue Jun 11 23:30:49 2013</text:span></text:p>
            <text:p text:style-name="P14"><text:s text:c="10"/><text:span text:style-name="T9">State : active, resyncing</text:span><text:span text:style-name="T8"> </text:span></text:p>
            <text:p text:style-name="P14"><text:s/><text:span text:style-name="T8">Active Devices : 4</text:span></text:p>
            <text:p text:style-name="P13">Working Devices : 4</text:p>
            <text:p text:style-name="P14"><text:s/><text:span text:style-name="T8">Failed Devices : 0</text:span></text:p>
            <text:p text:style-name="P14"><text:s text:c="2"/><text:span text:style-name="T8">Spare Devices : 0</text:span></text:p>
            <text:p text:style-name="P14"/>
            <text:p text:style-name="P14"><text:s text:c="9"/><text:span text:style-name="T8">Layout : near=2</text:span></text:p>
            <text:p text:style-name="P14"><text:s text:c="5"/><text:span text:style-name="T8">Chunk Size : 512K</text:span></text:p>
            <text:p text:style-name="P14"/>
            <text:p text:style-name="P14"><text:s text:c="2"/><text:span text:style-name="T9">Resync Status : 44% complete</text:span></text:p>
            <text:p text:style-name="P14"/>
            <text:p text:style-name="P14"><text:s text:c="11"/><text:span text:style-name="T8">Name : 1</text:span></text:p>
            <text:p text:style-name="P14"><text:s text:c="11"/><text:span text:style-name="T8">UUID : 342944f9:8d1f5acf:2d72653b:a1f2f253</text:span></text:p>
            <text:p text:style-name="P14"><text:s text:c="9"/><text:span text:style-name="T8">Events : 8</text:span></text:p>
            <text:p text:style-name="P14"/>
            <text:p text:style-name="P14"><text:s text:c="4"/><text:span text:style-name="T8">Number <text:s text:c="2"/>Major <text:s text:c="2"/>Minor <text:s text:c="2"/>RaidDevice State</text:span></text:p>
            <text:p text:style-name="P14"><text:s text:c="7"/><text:span text:style-name="T8">0 <text:s text:c="6"/>8 <text:s text:c="6"/>48 <text:s text:c="7"/>0 <text:s text:c="5"/>active sync <text:s text:c="2"/>/dev/sdd</text:span></text:p>
            <text:p text:style-name="P14"><text:s text:c="7"/><text:span text:style-name="T8">1 <text:s text:c="6"/>8 <text:s text:c="6"/>64 <text:s text:c="7"/>1 <text:s text:c="5"/>active sync <text:s text:c="2"/>/dev/sde</text:span></text:p>
            <text:p text:style-name="P14"><text:s text:c="7"/><text:span text:style-name="T8">2 <text:s text:c="6"/>8 <text:s text:c="6"/>80 <text:s text:c="7"/>2 <text:s text:c="5"/>active sync <text:s text:c="2"/>/dev/sdf</text:span></text:p>
            <text:p text:style-name="P14"><text:s text:c="7"/><text:span text:style-name="T8">3 <text:s text:c="6"/>8 <text:s text:c="6"/>96 <text:s text:c="7"/>3 <text:s text:c="5"/>active sync <text:s text:c="2"/>/dev/sdg</text:span></text:p>
          </table:table-cell>
        </table:table-row>
      </table:table>
      <text:p text:style-name="P5">Continúe hasta que se haya completado por completo la construcción del arreglo.</text:p>
      <text:p text:style-name="P5">Tras unos minutos, ejecute lo siguiente para verificar que haya concluido el proceso de construcción del arreglo.</text:p>
      <table:table table:name="Tabla46" table:style-name="Tabla46">
        <table:table-column table:style-name="Tabla46.A"/>
        <table:table-row>
          <table:table-cell table:style-name="Tabla46.A1" office:value-type="string">
            <text:p text:style-name="P17">mdadm --detail /dev/md1</text:p>
          </table:table-cell>
        </table:table-row>
      </table:table>
      <text:p text:style-name="P5">Lo anterior puede devolver una salida similar a la siguiente:</text:p>
      <table:table table:name="Tabla47" table:style-name="Tabla47">
        <table:table-column table:style-name="Tabla47.A"/>
        <table:table-row>
          <table:table-cell table:style-name="Tabla47.A1" office:value-type="string">
            <text:p text:style-name="P13">/dev/md1:</text:p>
            <text:p text:style-name="P14"><text:s text:c="8"/><text:span text:style-name="T8">Version : 1.2</text:span></text:p>
            <text:p text:style-name="P14"><text:s text:c="2"/><text:span text:style-name="T8">Creation Time : Tue Jun 11 23:30:10 2013</text:span></text:p>
            <text:p text:style-name="P14"><text:soft-page-break/><text:s text:c="5"/><text:span text:style-name="T8">Raid Level : raid10</text:span></text:p>
            <text:p text:style-name="P14"><text:s text:c="5"/><text:span text:style-name="T8">Array Size : 16768000 (15.99 GiB 17.17 GB)</text:span></text:p>
            <text:p text:style-name="P14"><text:s text:c="2"/><text:span text:style-name="T8">Used Dev Size : 8384000 (8.00 GiB 8.59 GB)</text:span></text:p>
            <text:p text:style-name="P14"><text:s text:c="3"/><text:span text:style-name="T8">Raid Devices : 4</text:span></text:p>
            <text:p text:style-name="P14"><text:s text:c="2"/><text:span text:style-name="T8">Total Devices : 4</text:span></text:p>
            <text:p text:style-name="P14"><text:s text:c="4"/><text:span text:style-name="T8">Persistence : Superblock is persistent</text:span></text:p>
            <text:p text:style-name="P14"/>
            <text:p text:style-name="P14"><text:s text:c="4"/><text:span text:style-name="T8">Update Time : Tue Jun 11 23:31:36 2013</text:span></text:p>
            <text:p text:style-name="P14"><text:s text:c="10"/><text:span text:style-name="T9">State : active</text:span><text:span text:style-name="T8"> </text:span></text:p>
            <text:p text:style-name="P14"><text:s/><text:span text:style-name="T8">Active Devices : 4</text:span></text:p>
            <text:p text:style-name="P13">Working Devices : 4</text:p>
            <text:p text:style-name="P14"><text:s/><text:span text:style-name="T8">Failed Devices : 0</text:span></text:p>
            <text:p text:style-name="P14"><text:s text:c="2"/><text:span text:style-name="T8">Spare Devices : 0</text:span></text:p>
            <text:p text:style-name="P14"/>
            <text:p text:style-name="P14"><text:s text:c="9"/><text:span text:style-name="T8">Layout : near=2</text:span></text:p>
            <text:p text:style-name="P14"><text:s text:c="5"/><text:span text:style-name="T8">Chunk Size : 512K</text:span></text:p>
            <text:p text:style-name="P14"/>
            <text:p text:style-name="P14"><text:s text:c="11"/><text:span text:style-name="T8">Name : 1</text:span></text:p>
            <text:p text:style-name="P14"><text:s text:c="11"/><text:span text:style-name="T8">UUID : 342944f9:8d1f5acf:2d72653b:a1f2f253</text:span></text:p>
            <text:p text:style-name="P14"><text:s text:c="9"/><text:span text:style-name="T8">Events : 18</text:span></text:p>
            <text:p text:style-name="P14"/>
            <text:p text:style-name="P14"><text:s text:c="4"/><text:span text:style-name="T8">Number <text:s text:c="2"/>Major <text:s text:c="2"/>Minor <text:s text:c="2"/>RaidDevice State</text:span></text:p>
            <text:p text:style-name="P14"><text:s text:c="7"/><text:span text:style-name="T8">0 <text:s text:c="6"/>8 <text:s text:c="6"/>48 <text:s text:c="7"/>0 <text:s text:c="5"/>active sync <text:s text:c="2"/>/dev/sdd</text:span></text:p>
            <text:p text:style-name="P14"><text:s text:c="7"/><text:span text:style-name="T8">1 <text:s text:c="6"/>8 <text:s text:c="6"/>64 <text:s text:c="7"/>1 <text:s text:c="5"/>active sync <text:s text:c="2"/>/dev/sde</text:span></text:p>
            <text:p text:style-name="P14"><text:s text:c="7"/><text:span text:style-name="T8">2 <text:s text:c="6"/>8 <text:s text:c="6"/>80 <text:s text:c="7"/>2 <text:s text:c="5"/>active sync <text:s text:c="2"/>/dev/sdf</text:span></text:p>
            <text:p text:style-name="P14"><text:s text:c="7"/><text:span text:style-name="T8">3 <text:s text:c="6"/>8 <text:s text:c="6"/>96 <text:s text:c="7"/>3 <text:s text:c="5"/>active sync <text:s text:c="2"/>/dev/sdg</text:span></text:p>
          </table:table-cell>
        </table:table-row>
      </table:table>
      <text:p text:style-name="P5">Ejecute lo siguiente para agregar dos unidades de almacenamiento como repuestos:</text:p>
      <table:table table:name="Tabla48" table:style-name="Tabla48">
        <table:table-column table:style-name="Tabla48.A"/>
        <table:table-row>
          <table:table-cell table:style-name="Tabla48.A1" office:value-type="string">
            <text:p text:style-name="P17">mdadm --add /dev/md1 /dev/sdh</text:p>
            <text:p text:style-name="P17">mdadm --add /dev/md1 /dev/sdi</text:p>
          </table:table-cell>
        </table:table-row>
      </table:table>
      <text:p text:style-name="P5">Ejecute lo siguiente para observar el estado del arreglo y verificar que se han añadido todas las unidades de almacenamiento de repuesto inactivas.</text:p>
      <table:table table:name="Tabla49" table:style-name="Tabla49">
        <table:table-column table:style-name="Tabla49.A"/>
        <table:table-row>
          <table:table-cell table:style-name="Tabla49.A1" office:value-type="string">
            <text:p text:style-name="P17">mdadm --detail /dev/md1</text:p>
          </table:table-cell>
        </table:table-row>
      </table:table>
      <text:p text:style-name="P5">Lo anterior puede devolver una salida similar a la siguiente:</text:p>
      <table:table table:name="Tabla50" table:style-name="Tabla50">
        <table:table-column table:style-name="Tabla50.A"/>
        <table:table-row>
          <table:table-cell table:style-name="Tabla50.A1" office:value-type="string">
            <text:p text:style-name="P13">/dev/md1:</text:p>
            <text:p text:style-name="P14"><text:s text:c="8"/><text:span text:style-name="T8">Version : 1.2</text:span></text:p>
            <text:p text:style-name="P14"><text:s text:c="2"/><text:span text:style-name="T8">Creation Time : Tue Jun 11 23:30:10 2013</text:span></text:p>
            <text:p text:style-name="P14"><text:s text:c="5"/><text:span text:style-name="T8">Raid Level : raid10</text:span></text:p>
            <text:p text:style-name="P14"><text:s text:c="5"/><text:span text:style-name="T8">Array Size : 16768000 (15.99 GiB 17.17 GB)</text:span></text:p>
            <text:p text:style-name="P14"><text:s text:c="2"/><text:span text:style-name="T8">Used Dev Size : 8384000 (8.00 GiB 8.59 GB)</text:span></text:p>
            <text:p text:style-name="P14"><text:s text:c="3"/><text:span text:style-name="T8">Raid Devices : 4</text:span></text:p>
            <text:p text:style-name="P14"><text:s text:c="2"/><text:span text:style-name="T8">Total Devices : 6</text:span></text:p>
            <text:p text:style-name="P14"><text:s text:c="4"/><text:span text:style-name="T8">Persistence : Superblock is persistent</text:span></text:p>
            <text:p text:style-name="P14"/>
            <text:p text:style-name="P14"><text:s text:c="4"/><text:span text:style-name="T8">Update Time : Tue Jun 11 23:34:56 2013</text:span></text:p>
            <text:p text:style-name="P14"><text:s text:c="10"/><text:span text:style-name="T8">State : active </text:span></text:p>
            <text:p text:style-name="P14"><text:s/><text:span text:style-name="T8">Active Devices : 4</text:span></text:p>
            <text:p text:style-name="P13">Working Devices : 6</text:p>
            <text:p text:style-name="P14"><text:s/><text:span text:style-name="T8">Failed Devices : 0</text:span></text:p>
            <text:p text:style-name="P14"><text:s text:c="2"/><text:span text:style-name="T8">Spare Devices : 2</text:span></text:p>
            <text:p text:style-name="P14"/>
            <text:p text:style-name="P14"><text:s text:c="9"/><text:span text:style-name="T8">Layout : near=2</text:span></text:p>
            <text:p text:style-name="P14"><text:s text:c="5"/><text:span text:style-name="T8">Chunk Size : 512K</text:span></text:p>
            <text:p text:style-name="P14"/>
            <text:p text:style-name="P14"><text:s text:c="11"/><text:span text:style-name="T8">Name : 1</text:span></text:p>
            <text:p text:style-name="P14"><text:s text:c="11"/><text:span text:style-name="T8">UUID : 342944f9:8d1f5acf:2d72653b:a1f2f253</text:span></text:p>
            <text:p text:style-name="P14"><text:s text:c="9"/><text:span text:style-name="T8">Events : 20</text:span></text:p>
            <text:p text:style-name="P14"/>
            <text:p text:style-name="P14"><text:s text:c="4"/><text:span text:style-name="T8">Number <text:s text:c="2"/>Major <text:s text:c="2"/>Minor <text:s text:c="2"/>RaidDevice State</text:span></text:p>
            <text:p text:style-name="P14"><text:s text:c="7"/><text:span text:style-name="T8">0 <text:s text:c="6"/>8 <text:s text:c="6"/>48 <text:s text:c="7"/>0 <text:s text:c="5"/>active sync <text:s text:c="2"/>/dev/sdd</text:span></text:p>
            <text:p text:style-name="P14"><text:soft-page-break/><text:s text:c="7"/><text:span text:style-name="T8">1 <text:s text:c="6"/>8 <text:s text:c="6"/>64 <text:s text:c="7"/>1 <text:s text:c="5"/>active sync <text:s text:c="2"/>/dev/sde</text:span></text:p>
            <text:p text:style-name="P14"><text:s text:c="7"/><text:span text:style-name="T8">2 <text:s text:c="6"/>8 <text:s text:c="6"/>80 <text:s text:c="7"/>2 <text:s text:c="5"/>active sync <text:s text:c="2"/>/dev/sdf</text:span></text:p>
            <text:p text:style-name="P14"><text:s text:c="7"/><text:span text:style-name="T8">3 <text:s text:c="6"/>8 <text:s text:c="6"/>96 <text:s text:c="7"/>3 <text:s text:c="5"/>active sync <text:s text:c="2"/>/dev/sdg</text:span></text:p>
            <text:p text:style-name="P14"/>
            <text:p text:style-name="P14"><text:s text:c="7"/><text:span text:style-name="T9">4 <text:s text:c="6"/>8 <text:s text:c="5"/>112 <text:s text:c="7"/>- <text:s text:c="5"/>spare <text:s text:c="2"/>/dev/sdh</text:span></text:p>
            <text:p text:style-name="P14"><text:s text:c="7"/><text:span text:style-name="T9">5 <text:s text:c="6"/>8 <text:s text:c="5"/>128 <text:s text:c="7"/>- <text:s text:c="5"/>spare <text:s text:c="2"/>/dev/sdi</text:span></text:p>
          </table:table-cell>
        </table:table-row>
      </table:table>
      <text:p text:style-name="P1">Guarde la información del arreglo recién creado en el archivo <text:span text:style-name="T1">/etc/mdadm.conf</text:span>.</text:p>
      <table:table table:name="Tabla51" table:style-name="Tabla51">
        <table:table-column table:style-name="Tabla51.A"/>
        <table:table-row>
          <table:table-cell table:style-name="Tabla51.A1" office:value-type="string">
            <text:p text:style-name="P17">mdadm --detail --scan &gt;&gt; /etc/mdadm.conf</text:p>
          </table:table-cell>
        </table:table-row>
      </table:table>
      <text:p text:style-name="P1">Edite el archivo <text:span text:style-name="T1">/etc/mdadm.conf</text:span> y quite las líneas repetidas.</text:p>
      <table:table table:name="Tabla52" table:style-name="Tabla52">
        <table:table-column table:style-name="Tabla52.A"/>
        <table:table-row>
          <table:table-cell table:style-name="Tabla52.A1" office:value-type="string">
            <text:p text:style-name="P17">vi /etc/mdadm.conf</text:p>
          </table:table-cell>
        </table:table-row>
      </table:table>
      <text:p text:style-name="P5">Este paso es importante, pues puede hacer que los arreglos repetidos sean imposibles de utilizar y el sistema sea incapaz de iniciar normalmente.</text:p>
      <text:p text:style-name="P5">Una vez que esté todo configurado, proceda a crear otro volumen lógico:</text:p>
      <table:table table:name="Tabla53" table:style-name="Tabla53">
        <table:table-column table:style-name="Tabla53.A"/>
        <table:table-row>
          <table:table-cell table:style-name="Tabla53.A1" office:value-type="string">
            <text:p text:style-name="P17">pvcreate /dev/md1</text:p>
            <text:p text:style-name="P18"/>
            <text:p text:style-name="P17">pvscan</text:p>
            <text:p text:style-name="P18"/>
            <text:p text:style-name="P17">vgcreate VGDatos01 /dev/md1</text:p>
            <text:p text:style-name="P18"/>
            <text:p text:style-name="P17">vgscan</text:p>
            <text:p text:style-name="P18"/>
            <text:p text:style-name="P17">lvcreate -l 90%FREE VGDatos01 -n LVDatos01</text:p>
            <text:p text:style-name="P18"/>
            <text:p text:style-name="P17">lvscan</text:p>
            <text:p text:style-name="P18"/>
            <text:p text:style-name="P17">mkfs.ext4 /dev/mapper/VGDatos01-LVDatos01</text:p>
            <text:p text:style-name="P18"/>
            <text:p text:style-name="P17">mkdir -p /datos01</text:p>
            <text:p text:style-name="P18"/>
            <text:p text:style-name="P17">mount /dev/mapper/VGDatos01-LVDatos01 /datos01</text:p>
            <text:p text:style-name="P18"/>
            <text:p text:style-name="P17">df -h</text:p>
            <text:p text:style-name="P18"/>
            <text:p text:style-name="P17">umount /datos01</text:p>
          </table:table-cell>
        </table:table-row>
      </table:table>
      <text:p text:style-name="P1">Edite el archivo <text:span text:style-name="T1">/etc/fstab</text:span>:</text:p>
      <table:table table:name="Tabla54" table:style-name="Tabla54">
        <table:table-column table:style-name="Tabla54.A"/>
        <table:table-row>
          <table:table-cell table:style-name="Tabla54.A1" office:value-type="string">
            <text:p text:style-name="P17">vi /etc/fstab</text:p>
          </table:table-cell>
        </table:table-row>
      </table:table>
      <text:p text:style-name="P5">Añada la siguiente línea:</text:p>
      <table:table table:name="Tabla55" table:style-name="Tabla55">
        <table:table-column table:style-name="Tabla55.A"/>
        <table:table-row>
          <table:table-cell table:style-name="Tabla55.A1" office:value-type="string">
            <text:p text:style-name="P13">/dev/mapper/VGDatos01-LVDatos01 /datos01 <text:s text:c="7"/>ext4 <text:s text:c="3"/>defaults <text:s text:c="7"/>1 2</text:p>
          </table:table-cell>
        </table:table-row>
      </table:table>
      <text:p text:style-name="P5">Reinicie el sistema para verificar que todo quedó configurado correctamente.</text:p>
      <text:p text:style-name="P5">Si el sistema reinició correctamente significa que se ha concluido el procedimiento.</text:p>
      <text:h text:style-name="P12" text:outline-level="3">Eliminar una unidad de almacenamiento de un arreglo.</text:h>
      <text:p text:style-name="P5">Para eliminar una unidad de almacenamiento por falla o simplemente para probar, ejecute:</text:p>
      <table:table table:name="Tabla56" table:style-name="Tabla56">
        <table:table-column table:style-name="Tabla56.A"/>
        <table:table-row>
          <table:table-cell table:style-name="Tabla56.A1" office:value-type="string">
            <text:p text:style-name="P17">mdadm /dev/md1 --fail /dev/sdd --remove /dev/sdd</text:p>
          </table:table-cell>
        </table:table-row>
      </table:table>
      <text:p text:style-name="P5">Lo anterior puede devolver una salida similar a la siguiente:</text:p>
      <table:table table:name="Tabla57" table:style-name="Tabla57">
        <table:table-column table:style-name="Tabla57.A"/>
        <table:table-row>
          <table:table-cell table:style-name="Tabla57.A1" office:value-type="string">
            <text:p text:style-name="P17">mdadm: set /dev/sdd faulty in /dev/md1</text:p>
            <text:p text:style-name="P17">mdadm: hot removed /dev/sdd from /dev/md1</text:p>
          </table:table-cell>
        </table:table-row>
      </table:table>
      <text:p text:style-name="P5">Ejecute lo siguiente para observar el detalle del arreglo donde observará que se reconstruye el arreglo con la unidad de almacenamiento de repuesto:</text:p>
      <table:table table:name="Tabla58" table:style-name="Tabla58">
        <table:table-column table:style-name="Tabla58.A"/>
        <text:soft-page-break/>
        <table:table-row>
          <table:table-cell table:style-name="Tabla58.A1" office:value-type="string">
            <text:p text:style-name="P17">mdadm --detail /dev/md1</text:p>
          </table:table-cell>
        </table:table-row>
      </table:table>
      <text:p text:style-name="P5">Lo anterior puede devolver una salida similar a la siguiente donde se podrá observar que en el estado se reporta arreglo limpio, degradado pero en recuperación:</text:p>
      <table:table table:name="Tabla59" table:style-name="Tabla59">
        <table:table-column table:style-name="Tabla59.A"/>
        <table:table-row>
          <table:table-cell table:style-name="Tabla59.A1" office:value-type="string">
            <text:p text:style-name="P13">/dev/md1:</text:p>
            <text:p text:style-name="P14"><text:s text:c="8"/><text:span text:style-name="T8">Version : 1.2</text:span></text:p>
            <text:p text:style-name="P14"><text:s text:c="2"/><text:span text:style-name="T8">Creation Time : Tue Jun 11 23:30:10 2013</text:span></text:p>
            <text:p text:style-name="P14"><text:s text:c="5"/><text:span text:style-name="T8">Raid Level : raid10</text:span></text:p>
            <text:p text:style-name="P14"><text:s text:c="5"/><text:span text:style-name="T8">Array Size : 16768000 (15.99 GiB 17.17 GB)</text:span></text:p>
            <text:p text:style-name="P14"><text:s text:c="2"/><text:span text:style-name="T8">Used Dev Size : 8384000 (8.00 GiB 8.59 GB)</text:span></text:p>
            <text:p text:style-name="P14"><text:s text:c="3"/><text:span text:style-name="T8">Raid Devices : 4</text:span></text:p>
            <text:p text:style-name="P14"><text:s text:c="2"/><text:span text:style-name="T8">Total Devices : 5</text:span></text:p>
            <text:p text:style-name="P14"><text:s text:c="4"/><text:span text:style-name="T8">Persistence : Superblock is persistent</text:span></text:p>
            <text:p text:style-name="P14"/>
            <text:p text:style-name="P14"><text:s text:c="4"/><text:span text:style-name="T8">Update Time : Tue Jun 11 23:48:05 2013</text:span></text:p>
            <text:p text:style-name="P14"><text:s text:c="10"/><text:span text:style-name="T9">State : clean, degraded, recovering</text:span><text:span text:style-name="T8"> </text:span></text:p>
            <text:p text:style-name="P14"><text:s/><text:span text:style-name="T8">Active Devices : 3</text:span></text:p>
            <text:p text:style-name="P13">Working Devices : 5</text:p>
            <text:p text:style-name="P14"><text:s/><text:span text:style-name="T8">Failed Devices : 0</text:span></text:p>
            <text:p text:style-name="P14"><text:s text:c="2"/><text:span text:style-name="T8">Spare Devices : 2</text:span></text:p>
            <text:p text:style-name="P14"/>
            <text:p text:style-name="P14"><text:s text:c="9"/><text:span text:style-name="T8">Layout : near=2</text:span></text:p>
            <text:p text:style-name="P14"><text:s text:c="5"/><text:span text:style-name="T8">Chunk Size : 512K</text:span></text:p>
            <text:p text:style-name="P14"/>
            <text:p text:style-name="P14"><text:s/><text:span text:style-name="T8">Rebuild Status : 67% complete</text:span></text:p>
            <text:p text:style-name="P14"/>
            <text:p text:style-name="P14"><text:s text:c="11"/><text:span text:style-name="T8">Name : 1</text:span></text:p>
            <text:p text:style-name="P14"><text:s text:c="11"/><text:span text:style-name="T8">UUID : 342944f9:8d1f5acf:2d72653b:a1f2f253</text:span></text:p>
            <text:p text:style-name="P14"><text:s text:c="9"/><text:span text:style-name="T8">Events : 36</text:span></text:p>
            <text:p text:style-name="P14"/>
            <text:p text:style-name="P14"><text:s text:c="4"/><text:span text:style-name="T8">Number <text:s text:c="2"/>Major <text:s text:c="2"/>Minor <text:s text:c="2"/>RaidDevice State</text:span></text:p>
            <text:p text:style-name="P14"><text:s text:c="7"/><text:span text:style-name="T9">5 <text:s text:c="6"/>8 <text:s text:c="5"/>128 <text:s text:c="7"/>0 <text:s text:c="5"/>spare rebuilding <text:s text:c="2"/>/dev/sdi</text:span></text:p>
            <text:p text:style-name="P14"><text:s text:c="7"/><text:span text:style-name="T8">1 <text:s text:c="6"/>8 <text:s text:c="6"/>64 <text:s text:c="7"/>1 <text:s text:c="5"/>active sync <text:s text:c="2"/>/dev/sde</text:span></text:p>
            <text:p text:style-name="P14"><text:s text:c="7"/><text:span text:style-name="T8">2 <text:s text:c="6"/>8 <text:s text:c="6"/>80 <text:s text:c="7"/>2 <text:s text:c="5"/>active sync <text:s text:c="2"/>/dev/sdf</text:span></text:p>
            <text:p text:style-name="P14"><text:s text:c="7"/><text:span text:style-name="T8">3 <text:s text:c="6"/>8 <text:s text:c="6"/>96 <text:s text:c="7"/>3 <text:s text:c="5"/>active sync <text:s text:c="2"/>/dev/sdg</text:span></text:p>
            <text:p text:style-name="P14"/>
            <text:p text:style-name="P14"><text:s text:c="7"/><text:span text:style-name="T8">4 <text:s text:c="6"/>8 <text:s text:c="5"/>112 <text:s text:c="7"/>- <text:s text:c="5"/>spare <text:s text:c="2"/>/dev/sdh</text:span></text:p>
          </table:table-cell>
        </table:table-row>
      </table:table>
      <text:p text:style-name="P5">Ejecute lo siguiente para añadir al arreglo la unidad anteriormente eliminada, simulando que se trata de una unidad de almacenamiento nueva:</text:p>
      <table:table table:name="Tabla60" table:style-name="Tabla60">
        <table:table-column table:style-name="Tabla60.A"/>
        <table:table-row>
          <table:table-cell table:style-name="Tabla60.A1" office:value-type="string">
            <text:p text:style-name="P17">mdadm --zero-superblock /dev/sdd</text:p>
            <text:p text:style-name="P17">mdadm --add /dev/md1 /dev/sdd</text:p>
          </table:table-cell>
        </table:table-row>
      </table:table>
      <text:p text:style-name="P5">Lo anterior puede devolver una salida similar a la siguiente:</text:p>
      <table:table table:name="Tabla61" table:style-name="Tabla61">
        <table:table-column table:style-name="Tabla61.A"/>
        <table:table-row>
          <table:table-cell table:style-name="Tabla61.A1" office:value-type="string">
            <text:p text:style-name="P17">mdadm: added /dev/sdd</text:p>
          </table:table-cell>
        </table:table-row>
      </table:table>
      <text:p text:style-name="P5">Ejecute lo siguiente para comprobar que la unidad de almacenamiento se ha agregado como unidad de repuesto:</text:p>
      <table:table table:name="Tabla62" table:style-name="Tabla62">
        <table:table-column table:style-name="Tabla62.A"/>
        <table:table-row>
          <table:table-cell table:style-name="Tabla62.A1" office:value-type="string">
            <text:p text:style-name="P17">mdadm --detail /dev/md1 </text:p>
          </table:table-cell>
        </table:table-row>
      </table:table>
      <text:p text:style-name="P5">Lo anterior puede devolver una salida similar a la siguiente:</text:p>
      <table:table table:name="Tabla63" table:style-name="Tabla63">
        <table:table-column table:style-name="Tabla63.A"/>
        <table:table-row>
          <table:table-cell table:style-name="Tabla63.A1" office:value-type="string">
            <text:p text:style-name="P13">/dev/md1:</text:p>
            <text:p text:style-name="P14"><text:s text:c="8"/><text:span text:style-name="T8">Version : 1.2</text:span></text:p>
            <text:p text:style-name="P14"><text:s text:c="2"/><text:span text:style-name="T8">Creation Time : Tue Jun 11 23:30:10 2013</text:span></text:p>
            <text:p text:style-name="P14"><text:s text:c="5"/><text:span text:style-name="T8">Raid Level : raid10</text:span></text:p>
            <text:p text:style-name="P14"><text:s text:c="5"/><text:span text:style-name="T8">Array Size : 16768000 (15.99 GiB 17.17 GB)</text:span></text:p>
            <text:p text:style-name="P14"><text:s text:c="2"/><text:span text:style-name="T8">Used Dev Size : 8384000 (8.00 GiB 8.59 GB)</text:span></text:p>
            <text:p text:style-name="P14"><text:s text:c="3"/><text:span text:style-name="T8">Raid Devices : 4</text:span></text:p>
            <text:p text:style-name="P14"><text:s text:c="2"/><text:span text:style-name="T8">Total Devices : 6</text:span></text:p>
            <text:p text:style-name="P14"><text:s text:c="4"/><text:span text:style-name="T8">Persistence : Superblock is persistent</text:span></text:p>
            <text:p text:style-name="P14"/>
            <text:p text:style-name="P14"><text:soft-page-break/><text:s text:c="4"/><text:span text:style-name="T8">Update Time : Tue Jun 11 23:50:09 2013</text:span></text:p>
            <text:p text:style-name="P14"><text:s text:c="10"/><text:span text:style-name="T8">State : clean </text:span></text:p>
            <text:p text:style-name="P14"><text:s/><text:span text:style-name="T8">Active Devices : 4</text:span></text:p>
            <text:p text:style-name="P13">Working Devices : 6</text:p>
            <text:p text:style-name="P14"><text:s/><text:span text:style-name="T8">Failed Devices : 0</text:span></text:p>
            <text:p text:style-name="P14"><text:s text:c="2"/><text:span text:style-name="T8">Spare Devices : 2</text:span></text:p>
            <text:p text:style-name="P14"/>
            <text:p text:style-name="P14"><text:s text:c="9"/><text:span text:style-name="T8">Layout : near=2</text:span></text:p>
            <text:p text:style-name="P14"><text:s text:c="5"/><text:span text:style-name="T8">Chunk Size : 512K</text:span></text:p>
            <text:p text:style-name="P14"/>
            <text:p text:style-name="P14"><text:s text:c="11"/><text:span text:style-name="T8">Name : 1</text:span></text:p>
            <text:p text:style-name="P14"><text:s text:c="11"/><text:span text:style-name="T8">UUID : 342944f9:8d1f5acf:2d72653b:a1f2f253</text:span></text:p>
            <text:p text:style-name="P14"><text:s text:c="9"/><text:span text:style-name="T8">Events : 46</text:span></text:p>
            <text:p text:style-name="P14"/>
            <text:p text:style-name="P14"><text:s text:c="4"/><text:span text:style-name="T8">Number <text:s text:c="2"/>Major <text:s text:c="2"/>Minor <text:s text:c="2"/>RaidDevice State</text:span></text:p>
            <text:p text:style-name="P14"><text:s text:c="7"/><text:span text:style-name="T8">5 <text:s text:c="6"/>8 <text:s text:c="5"/>128 <text:s text:c="7"/>0 <text:s text:c="5"/>active sync <text:s text:c="2"/>/dev/sdi</text:span></text:p>
            <text:p text:style-name="P14"><text:s text:c="7"/><text:span text:style-name="T8">1 <text:s text:c="6"/>8 <text:s text:c="6"/>64 <text:s text:c="7"/>1 <text:s text:c="5"/>active sync <text:s text:c="2"/>/dev/sde</text:span></text:p>
            <text:p text:style-name="P14"><text:s text:c="7"/><text:span text:style-name="T8">2 <text:s text:c="6"/>8 <text:s text:c="6"/>80 <text:s text:c="7"/>2 <text:s text:c="5"/>active sync <text:s text:c="2"/>/dev/sdf</text:span></text:p>
            <text:p text:style-name="P14"><text:s text:c="7"/><text:span text:style-name="T8">3 <text:s text:c="6"/>8 <text:s text:c="6"/>96 <text:s text:c="7"/>3 <text:s text:c="5"/>active sync <text:s text:c="2"/>/dev/sdg</text:span></text:p>
            <text:p text:style-name="P14"/>
            <text:p text:style-name="P14"><text:s text:c="7"/><text:span text:style-name="T8">4 <text:s text:c="6"/>8 <text:s text:c="5"/>112 <text:s text:c="7"/>- <text:s text:c="5"/>spare <text:s text:c="2"/>/dev/sdh</text:span></text:p>
            <text:p text:style-name="P14"><text:s text:c="7"/><text:span text:style-name="T9">6 <text:s text:c="6"/>8 <text:s text:c="6"/>48 <text:s text:c="7"/>- <text:s text:c="5"/>spare <text:s text:c="2"/>/dev/sdd</text:span></text:p>
          </table:table-cell>
        </table:table-row>
      </table:table>
      <text:h text:style-name="P12" text:outline-level="3">Eliminar un arreglo del sistema.</text:h>
      <text:p text:style-name="P5">Para eliminar un arreglo, primero desmonte el sistema de archivos. En el siguiente ejemplo realizará con el arreglo configurado como /dev/md0.</text:p>
      <table:table table:name="Tabla64" table:style-name="Tabla64">
        <table:table-column table:style-name="Tabla64.A"/>
        <table:table-row>
          <table:table-cell table:style-name="Tabla64.A1" office:value-type="string">
            <text:p text:style-name="P17">umount /datos00</text:p>
          </table:table-cell>
        </table:table-row>
      </table:table>
      <text:p text:style-name="P1">Edite el archivo <text:span text:style-name="T1">/etc/fstab</text:span>:</text:p>
      <table:table table:name="Tabla65" table:style-name="Tabla65">
        <table:table-column table:style-name="Tabla65.A"/>
        <table:table-row>
          <table:table-cell table:style-name="Tabla65.A1" office:value-type="string">
            <text:p text:style-name="P17">vi /etc/fstab</text:p>
          </table:table-cell>
        </table:table-row>
      </table:table>
      <text:p text:style-name="P5">Elimine la linea que corresponda al sistema de archivos contenido en el arreglo.</text:p>
      <text:p text:style-name="P5">Si fuese el caso, se debe eliminar el volumen lógico que pudisese contener. Ejemplo:</text:p>
      <table:table table:name="Tabla66" table:style-name="Tabla66">
        <table:table-column table:style-name="Tabla66.A"/>
        <table:table-row>
          <table:table-cell table:style-name="Tabla66.A1" office:value-type="string">
            <text:p text:style-name="P17">lvremove LVDatos00</text:p>
          </table:table-cell>
        </table:table-row>
      </table:table>
      <text:p text:style-name="P5">Ejecute lo siguiente para eliminar el grupo de volumen:</text:p>
      <table:table table:name="Tabla67" table:style-name="Tabla67">
        <table:table-column table:style-name="Tabla67.A"/>
        <table:table-row>
          <table:table-cell table:style-name="Tabla67.A1" office:value-type="string">
            <text:p text:style-name="P17">vgremove VGDatos00</text:p>
          </table:table-cell>
        </table:table-row>
      </table:table>
      <text:p text:style-name="P5">Ejecute lo siguiente para detener el arreglo:</text:p>
      <table:table table:name="Tabla68" table:style-name="Tabla68">
        <table:table-column table:style-name="Tabla68.A"/>
        <table:table-row>
          <table:table-cell table:style-name="Tabla68.A1" office:value-type="string">
            <text:p text:style-name="P17">mdadm --stop /dev/md0</text:p>
          </table:table-cell>
        </table:table-row>
      </table:table>
      <text:p text:style-name="P1">Edite el archivo <text:span text:style-name="T1">/etc/mdadm.conf</text:span>:</text:p>
      <table:table table:name="Tabla69" table:style-name="Tabla69">
        <table:table-column table:style-name="Tabla69.A"/>
        <table:table-row>
          <table:table-cell table:style-name="Tabla69.A1" office:value-type="string">
            <text:p text:style-name="P17">vi /etc/mdadm.conf</text:p>
          </table:table-cell>
        </table:table-row>
      </table:table>
      <text:p text:style-name="P5">Elimine la línea que correspondía al arreglo /dev/md0.</text:p>
      <text:p text:style-name="P5">Verifique que se ha eliminado el arreglo ejecutando:</text:p>
      <table:table table:name="Tabla70" table:style-name="Tabla70">
        <table:table-column table:style-name="Tabla70.A"/>
        <table:table-row>
          <table:table-cell table:style-name="Tabla70.A1" office:value-type="string">
            <text:p text:style-name="P17">mdadm --detail --scan</text:p>
          </table:table-cell>
        </table:table-row>
      </table:table>
      <text:p text:style-name="P5">Ejecute lo siguiente para poder volver a utilizar las unidades de almacenamiento saludables para añadirlas a otro arreglo o bien como unidades físicas en un volumen lógico:</text:p>
      <table:table table:name="Tabla71" table:style-name="Tabla71">
        <table:table-column table:style-name="Tabla71.A"/>
        <table:table-row>
          <table:table-cell table:style-name="Tabla71.A1" office:value-type="string">
            <text:p text:style-name="P17">mdadm --zero-superblock /dev/sdb</text:p>
            <text:p text:style-name="P17">mdadm --zero-superblock /dev/sdc</text:p>
          </table:table-cell>
        </table:table-row>
      </table:table>
      <text:h text:style-name="P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Bitstream Vera Sans Mono', 'Courier New', Courier, monospace"/>
    <style:font-face style:name="OpenSymbol" svg:font-family="OpenSymbol"/>
    <style:font-face style:name="Tahoma1" svg:font-family="Tahoma"/>
    <style:font-face style:name="Trebuchet MS" svg:font-family="'Trebuchet MS',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33S</meta:editing-duration>
    <meta:editing-cycles>3</meta:editing-cycles>
    <meta:generator>OpenOffice/4.1.1$Win32 OpenOffice.org_project/411m6$Build-9775</meta:generator>
    <dc:date>2019-01-14T10:34:42.53</dc:date>
    <meta:document-statistic meta:table-count="71" meta:image-count="0" meta:object-count="0" meta:page-count="11" meta:paragraph-count="440" meta:word-count="3542" meta:character-count="23729"/>
    <meta:user-defined meta:name="Info 1"/>
    <meta:user-defined meta:name="Info 2"/>
    <meta:user-defined meta:name="Info 3"/>
    <meta:user-defined meta:name="Info 4"/>
  </office:meta>
</office:document-meta>
</file>